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3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102.9pt"/>
    </style:style>
    <style:style style:name="co4" style:family="table-column">
      <style:table-column-properties fo:break-before="auto" style:column-width="184.76pt"/>
    </style:style>
    <style:style style:name="co5" style:family="table-column">
      <style:table-column-properties fo:break-before="auto" style:column-width="54.26pt"/>
    </style:style>
    <style:style style:name="co6" style:family="table-column">
      <style:table-column-properties fo:break-before="auto" style:column-width="59.64pt"/>
    </style:style>
    <style:style style:name="co7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logk_cemdata07_phreeq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FORM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ARAMETERS</text:p>
          </table:table-cell>
          <table:table-cell table:number-columns-repeated="6" office:value-type="string" calcext:value-type="string">
            <text:p>LOG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H+</text:p>
          </table:table-cell>
          <table:table-cell office:value-type="float" office:value="3.7" calcext:value-type="float">
            <text:p>3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Ox-</text:p>
          </table:table-cell>
          <table:table-cell office:value-type="float" office:value="3.7" calcext:value-type="float">
            <text:p>3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H2O</text:p>
          </table:table-cell>
          <table:table-cell office:value-type="float" office:value="3.7" calcext:value-type="float">
            <text:p>3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HCO3-</text:p>
          </table:table-cell>
          <table:table-cell office:value-type="float" office:value="3.7" calcext:value-type="float">
            <text:p>3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Ca+2</text:p>
          </table:table-cell>
          <table:table-cell office:value-type="float" office:value="3.7" calcext:value-type="float">
            <text:p>3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Si(OH)4</text:p>
          </table:table-cell>
          <table:table-cell office:value-type="float" office:value="3.7" calcext:value-type="float">
            <text:p>3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Al+3</text:p>
          </table:table-cell>
          <table:table-cell office:value-type="float" office:value="3.7" calcext:value-type="float">
            <text:p>3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+2</text:p>
          </table:table-cell>
          <table:table-cell office:value-type="float" office:value="3.7" calcext:value-type="float">
            <text:p>3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K+</text:p>
          </table:table-cell>
          <table:table-cell office:value-type="float" office:value="3.7" calcext:value-type="float">
            <text:p>3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Mg+2</text:p>
          </table:table-cell>
          <table:table-cell office:value-type="float" office:value="3.7" calcext:value-type="float">
            <text:p>3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SO4-2</text:p>
          </table:table-cell>
          <table:table-cell office:value-type="float" office:value="3.7" calcext:value-type="float">
            <text:p>3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Br-</text:p>
          </table:table-cell>
          <table:table-cell office:value-type="float" office:value="3.7" calcext:value-type="float">
            <text:p>3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Cl-</text:p>
          </table:table-cell>
          <table:table-cell office:value-type="float" office:value="3.7" calcext:value-type="float">
            <text:p>3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NO3-</text:p>
          </table:table-cell>
          <table:table-cell office:value-type="float" office:value="3.7" calcext:value-type="float">
            <text:p>3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Na+</text:p>
          </table:table-cell>
          <table:table-cell office:value-type="float" office:value="3.7" calcext:value-type="float">
            <text:p>3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SiO(OH)3-</text:p>
          </table:table-cell>
          <table:table-cell office:value-type="float" office:value="3.7" calcext:value-type="float">
            <text:p>3.7</text:p>
          </table:table-cell>
          <table:table-cell office:value-type="float" office:value="-10.3189" calcext:value-type="float">
            <text:p>-10.3189</text:p>
          </table:table-cell>
          <table:table-cell office:value-type="float" office:value="-9.81024" calcext:value-type="float">
            <text:p>-9.81024</text:p>
          </table:table-cell>
          <table:table-cell office:value-type="float" office:value="-9.45051" calcext:value-type="float">
            <text:p>-9.45051</text:p>
          </table:table-cell>
          <table:table-cell office:value-type="float" office:value="-9.20257" calcext:value-type="float">
            <text:p>-9.20257</text:p>
          </table:table-cell>
          <table:table-cell office:value-type="float" office:value="-9.03993" calcext:value-type="float">
            <text:p>-9.03993</text:p>
          </table:table-cell>
          <table:table-cell office:value-type="float" office:value="-8.94324" calcext:value-type="float">
            <text:p>-8.94324</text:p>
          </table:table-cell>
          <table:table-cell office:value-type="float" office:value="-8.89811" calcext:value-type="float">
            <text:p>-8.898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SiO2(OH)2-2</text:p>
          </table:table-cell>
          <table:table-cell office:value-type="float" office:value="3.7" calcext:value-type="float">
            <text:p>3.7</text:p>
          </table:table-cell>
          <table:table-cell office:value-type="float" office:value="-24.3426" calcext:value-type="float">
            <text:p>-24.3426</text:p>
          </table:table-cell>
          <table:table-cell office:value-type="float" office:value="-23.14" calcext:value-type="float">
            <text:p>-23.14</text:p>
          </table:table-cell>
          <table:table-cell office:value-type="float" office:value="-22.1235" calcext:value-type="float">
            <text:p>-22.1235</text:p>
          </table:table-cell>
          <table:table-cell office:value-type="float" office:value="-21.253" calcext:value-type="float">
            <text:p>-21.253</text:p>
          </table:table-cell>
          <table:table-cell office:value-type="float" office:value="-20.4991" calcext:value-type="float">
            <text:p>-20.4991</text:p>
          </table:table-cell>
          <table:table-cell office:value-type="float" office:value="-19.8399" calcext:value-type="float">
            <text:p>-19.8399</text:p>
          </table:table-cell>
          <table:table-cell office:value-type="float" office:value="-19.2586" calcext:value-type="float">
            <text:p>-19.258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AlSO4+</text:p>
          </table:table-cell>
          <table:table-cell office:value-type="float" office:value="3.7" calcext:value-type="float">
            <text:p>3.7</text:p>
          </table:table-cell>
          <table:table-cell office:value-type="float" office:value="3.65606" calcext:value-type="float">
            <text:p>3.65606</text:p>
          </table:table-cell>
          <table:table-cell office:value-type="float" office:value="3.89987" calcext:value-type="float">
            <text:p>3.89987</text:p>
          </table:table-cell>
          <table:table-cell office:value-type="float" office:value="4.17068" calcext:value-type="float">
            <text:p>4.17068</text:p>
          </table:table-cell>
          <table:table-cell office:value-type="float" office:value="4.458" calcext:value-type="float">
            <text:p>4.458</text:p>
          </table:table-cell>
          <table:table-cell office:value-type="float" office:value="4.75482" calcext:value-type="float">
            <text:p>4.75482</text:p>
          </table:table-cell>
          <table:table-cell office:value-type="float" office:value="5.0563" calcext:value-type="float">
            <text:p>5.0563</text:p>
          </table:table-cell>
          <table:table-cell office:value-type="float" office:value="5.35916" calcext:value-type="float">
            <text:p>5.359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Al(SO4)2-</text:p>
          </table:table-cell>
          <table:table-cell office:value-type="float" office:value="3.7" calcext:value-type="float">
            <text:p>3.7</text:p>
          </table:table-cell>
          <table:table-cell office:value-type="float" office:value="5.79599" calcext:value-type="float">
            <text:p>5.79599</text:p>
          </table:table-cell>
          <table:table-cell office:value-type="float" office:value="5.90135" calcext:value-type="float">
            <text:p>5.90135</text:p>
          </table:table-cell>
          <table:table-cell office:value-type="float" office:value="6.12355" calcext:value-type="float">
            <text:p>6.12355</text:p>
          </table:table-cell>
          <table:table-cell office:value-type="float" office:value="6.42785" calcext:value-type="float">
            <text:p>6.42785</text:p>
          </table:table-cell>
          <table:table-cell office:value-type="float" office:value="6.79009" calcext:value-type="float">
            <text:p>6.79009</text:p>
          </table:table-cell>
          <table:table-cell office:value-type="float" office:value="7.19316" calcext:value-type="float">
            <text:p>7.19316</text:p>
          </table:table-cell>
          <table:table-cell office:value-type="float" office:value="7.6247" calcext:value-type="float">
            <text:p>7.62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Al(OH)2+</text:p>
          </table:table-cell>
          <table:table-cell office:value-type="float" office:value="3.7" calcext:value-type="float">
            <text:p>3.7</text:p>
          </table:table-cell>
          <table:table-cell office:value-type="float" office:value="-12.2642" calcext:value-type="float">
            <text:p>-12.2642</text:p>
          </table:table-cell>
          <table:table-cell office:value-type="float" office:value="-10.5994" calcext:value-type="float">
            <text:p>-10.5994</text:p>
          </table:table-cell>
          <table:table-cell office:value-type="float" office:value="-9.21662" calcext:value-type="float">
            <text:p>-9.21662</text:p>
          </table:table-cell>
          <table:table-cell office:value-type="float" office:value="-8.05325" calcext:value-type="float">
            <text:p>-8.05325</text:p>
          </table:table-cell>
          <table:table-cell office:value-type="float" office:value="-7.06381" calcext:value-type="float">
            <text:p>-7.06381</text:p>
          </table:table-cell>
          <table:table-cell office:value-type="float" office:value="-6.21441" calcext:value-type="float">
            <text:p>-6.21441</text:p>
          </table:table-cell>
          <table:table-cell office:value-type="float" office:value="-5.4793" calcext:value-type="float">
            <text:p>-5.47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Al(OH)4-</text:p>
          </table:table-cell>
          <table:table-cell office:value-type="float" office:value="3.7" calcext:value-type="float">
            <text:p>3.7</text:p>
          </table:table-cell>
          <table:table-cell office:value-type="float" office:value="-25.7251" calcext:value-type="float">
            <text:p>-25.7251</text:p>
          </table:table-cell>
          <table:table-cell office:value-type="float" office:value="-22.8756" calcext:value-type="float">
            <text:p>-22.8756</text:p>
          </table:table-cell>
          <table:table-cell office:value-type="float" office:value="-20.4911" calcext:value-type="float">
            <text:p>-20.4911</text:p>
          </table:table-cell>
          <table:table-cell office:value-type="float" office:value="-18.4697" calcext:value-type="float">
            <text:p>-18.4697</text:p>
          </table:table-cell>
          <table:table-cell office:value-type="float" office:value="-16.737" calcext:value-type="float">
            <text:p>-16.737</text:p>
          </table:table-cell>
          <table:table-cell office:value-type="float" office:value="-15.2375" calcext:value-type="float">
            <text:p>-15.2375</text:p>
          </table:table-cell>
          <table:table-cell office:value-type="float" office:value="-13.929" calcext:value-type="float">
            <text:p>-13.9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Al(OH)3</text:p>
          </table:table-cell>
          <table:table-cell office:value-type="float" office:value="3.7" calcext:value-type="float">
            <text:p>3.7</text:p>
          </table:table-cell>
          <table:table-cell office:value-type="float" office:value="-18.9765" calcext:value-type="float">
            <text:p>-18.9765</text:p>
          </table:table-cell>
          <table:table-cell office:value-type="float" office:value="-16.4386" calcext:value-type="float">
            <text:p>-16.4386</text:p>
          </table:table-cell>
          <table:table-cell office:value-type="float" office:value="-14.3719" calcext:value-type="float">
            <text:p>-14.3719</text:p>
          </table:table-cell>
          <table:table-cell office:value-type="float" office:value="-12.6692" calcext:value-type="float">
            <text:p>-12.6692</text:p>
          </table:table-cell>
          <table:table-cell office:value-type="float" office:value="-11.2528" calcext:value-type="float">
            <text:p>-11.2528</text:p>
          </table:table-cell>
          <table:table-cell office:value-type="float" office:value="-10.0651" calcext:value-type="float">
            <text:p>-10.0651</text:p>
          </table:table-cell>
          <table:table-cell office:value-type="float" office:value="-9.06253" calcext:value-type="float">
            <text:p>-9.062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AlOH+2</text:p>
          </table:table-cell>
          <table:table-cell office:value-type="float" office:value="3.7" calcext:value-type="float">
            <text:p>3.7</text:p>
          </table:table-cell>
          <table:table-cell office:value-type="float" office:value="-5.7243" calcext:value-type="float">
            <text:p>-5.7243</text:p>
          </table:table-cell>
          <table:table-cell office:value-type="float" office:value="-4.95731" calcext:value-type="float">
            <text:p>-4.95731</text:p>
          </table:table-cell>
          <table:table-cell office:value-type="float" office:value="-4.27192" calcext:value-type="float">
            <text:p>-4.27192</text:p>
          </table:table-cell>
          <table:table-cell office:value-type="float" office:value="-3.65321" calcext:value-type="float">
            <text:p>-3.65321</text:p>
          </table:table-cell>
          <table:table-cell office:value-type="float" office:value="-3.08992" calcext:value-type="float">
            <text:p>-3.08992</text:p>
          </table:table-cell>
          <table:table-cell office:value-type="float" office:value="-2.57333" calcext:value-type="float">
            <text:p>-2.57333</text:p>
          </table:table-cell>
          <table:table-cell office:value-type="float" office:value="-2.09658" calcext:value-type="float">
            <text:p>-2.096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Al(OH)6SiO-</text:p>
          </table:table-cell>
          <table:table-cell office:value-type="float" office:value="3.7" calcext:value-type="float">
            <text:p>3.7</text:p>
          </table:table-cell>
          <table:table-cell office:value-type="float" office:value="-21.7955" calcext:value-type="float">
            <text:p>-21.7955</text:p>
          </table:table-cell>
          <table:table-cell office:value-type="float" office:value="-19.2754" calcext:value-type="float">
            <text:p>-19.2754</text:p>
          </table:table-cell>
          <table:table-cell office:value-type="float" office:value="-17.1694" calcext:value-type="float">
            <text:p>-17.1694</text:p>
          </table:table-cell>
          <table:table-cell office:value-type="float" office:value="-15.3865" calcext:value-type="float">
            <text:p>-15.3865</text:p>
          </table:table-cell>
          <table:table-cell office:value-type="float" office:value="-13.8604" calcext:value-type="float">
            <text:p>-13.8604</text:p>
          </table:table-cell>
          <table:table-cell office:value-type="float" office:value="-12.5415" calcext:value-type="float">
            <text:p>-12.5415</text:p>
          </table:table-cell>
          <table:table-cell office:value-type="float" office:value="-11.3923" calcext:value-type="float">
            <text:p>-11.39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AlSiO(OH)3+2</text:p>
          </table:table-cell>
          <table:table-cell office:value-type="float" office:value="3.7" calcext:value-type="float">
            <text:p>3.7</text:p>
          </table:table-cell>
          <table:table-cell office:value-type="float" office:value="8.07738" calcext:value-type="float">
            <text:p>8.07738</text:p>
          </table:table-cell>
          <table:table-cell office:value-type="float" office:value="7.40009" calcext:value-type="float">
            <text:p>7.40009</text:p>
          </table:table-cell>
          <table:table-cell office:value-type="float" office:value="6.82759" calcext:value-type="float">
            <text:p>6.82759</text:p>
          </table:table-cell>
          <table:table-cell office:value-type="float" office:value="6.33731" calcext:value-type="float">
            <text:p>6.33731</text:p>
          </table:table-cell>
          <table:table-cell office:value-type="float" office:value="5.91273" calcext:value-type="float">
            <text:p>5.91273</text:p>
          </table:table-cell>
          <table:table-cell office:value-type="float" office:value="5.54147" calcext:value-type="float">
            <text:p>5.54147</text:p>
          </table:table-cell>
          <table:table-cell office:value-type="float" office:value="5.21407" calcext:value-type="float">
            <text:p>5.2140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CaCO3</text:p>
          </table:table-cell>
          <table:table-cell office:value-type="float" office:value="3.7" calcext:value-type="float">
            <text:p>3.7</text:p>
          </table:table-cell>
          <table:table-cell office:value-type="float" office:value="-7.61634" calcext:value-type="float">
            <text:p>-7.61634</text:p>
          </table:table-cell>
          <table:table-cell office:value-type="float" office:value="-7.10473" calcext:value-type="float">
            <text:p>-7.10473</text:p>
          </table:table-cell>
          <table:table-cell office:value-type="float" office:value="-6.69198" calcext:value-type="float">
            <text:p>-6.69198</text:p>
          </table:table-cell>
          <table:table-cell office:value-type="float" office:value="-6.35539" calcext:value-type="float">
            <text:p>-6.35539</text:p>
          </table:table-cell>
          <table:table-cell office:value-type="float" office:value="-6.0785" calcext:value-type="float">
            <text:p>-6.0785</text:p>
          </table:table-cell>
          <table:table-cell office:value-type="float" office:value="-5.84917" calcext:value-type="float">
            <text:p>-5.84917</text:p>
          </table:table-cell>
          <table:table-cell office:value-type="float" office:value="-5.65819" calcext:value-type="float">
            <text:p>-5.658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CaHCO3+</text:p>
          </table:table-cell>
          <table:table-cell office:value-type="float" office:value="3.7" calcext:value-type="float">
            <text:p>3.7</text:p>
          </table:table-cell>
          <table:table-cell office:value-type="float" office:value="1.14956" calcext:value-type="float">
            <text:p>1.14956</text:p>
          </table:table-cell>
          <table:table-cell office:value-type="float" office:value="1.10602" calcext:value-type="float">
            <text:p>1.10602</text:p>
          </table:table-cell>
          <table:table-cell office:value-type="float" office:value="1.1708" calcext:value-type="float">
            <text:p>1.1708</text:p>
          </table:table-cell>
          <table:table-cell office:value-type="float" office:value="1.31327" calcext:value-type="float">
            <text:p>1.31327</text:p>
          </table:table-cell>
          <table:table-cell office:value-type="float" office:value="1.51196" calcext:value-type="float">
            <text:p>1.51196</text:p>
          </table:table-cell>
          <table:table-cell office:value-type="float" office:value="1.75156" calcext:value-type="float">
            <text:p>1.75156</text:p>
          </table:table-cell>
          <table:table-cell office:value-type="float" office:value="2.02091" calcext:value-type="float">
            <text:p>2.020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CaSO4</text:p>
          </table:table-cell>
          <table:table-cell office:value-type="float" office:value="3.7" calcext:value-type="float">
            <text:p>3.7</text:p>
          </table:table-cell>
          <table:table-cell office:value-type="float" office:value="2.27049" calcext:value-type="float">
            <text:p>2.27049</text:p>
          </table:table-cell>
          <table:table-cell office:value-type="float" office:value="2.30033" calcext:value-type="float">
            <text:p>2.30033</text:p>
          </table:table-cell>
          <table:table-cell office:value-type="float" office:value="2.39082" calcext:value-type="float">
            <text:p>2.39082</text:p>
          </table:table-cell>
          <table:table-cell office:value-type="float" office:value="2.5242" calcext:value-type="float">
            <text:p>2.5242</text:p>
          </table:table-cell>
          <table:table-cell office:value-type="float" office:value="2.68811" calcext:value-type="float">
            <text:p>2.68811</text:p>
          </table:table-cell>
          <table:table-cell office:value-type="float" office:value="2.87374" calcext:value-type="float">
            <text:p>2.87374</text:p>
          </table:table-cell>
          <table:table-cell office:value-type="float" office:value="3.07475" calcext:value-type="float">
            <text:p>3.074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CaOH+</text:p>
          </table:table-cell>
          <table:table-cell office:value-type="float" office:value="3.7" calcext:value-type="float">
            <text:p>3.7</text:p>
          </table:table-cell>
          <table:table-cell office:value-type="float" office:value="-14.0274" calcext:value-type="float">
            <text:p>-14.0274</text:p>
          </table:table-cell>
          <table:table-cell office:value-type="float" office:value="-12.7801" calcext:value-type="float">
            <text:p>-12.7801</text:p>
          </table:table-cell>
          <table:table-cell office:value-type="float" office:value="-11.7387" calcext:value-type="float">
            <text:p>-11.7387</text:p>
          </table:table-cell>
          <table:table-cell office:value-type="float" office:value="-10.8581" calcext:value-type="float">
            <text:p>-10.8581</text:p>
          </table:table-cell>
          <table:table-cell office:value-type="float" office:value="-10.1051" calcext:value-type="float">
            <text:p>-10.1051</text:p>
          </table:table-cell>
          <table:table-cell office:value-type="float" office:value="-9.4551" calcext:value-type="float">
            <text:p>-9.4551</text:p>
          </table:table-cell>
          <table:table-cell office:value-type="float" office:value="-8.88937" calcext:value-type="float">
            <text:p>-8.889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CaSiO(OH)3+</text:p>
          </table:table-cell>
          <table:table-cell office:value-type="float" office:value="3.7" calcext:value-type="float">
            <text:p>3.7</text:p>
          </table:table-cell>
          <table:table-cell office:value-type="float" office:value="1.23292" calcext:value-type="float">
            <text:p>1.23292</text:p>
          </table:table-cell>
          <table:table-cell office:value-type="float" office:value="1.20051" calcext:value-type="float">
            <text:p>1.20051</text:p>
          </table:table-cell>
          <table:table-cell office:value-type="float" office:value="1.25993" calcext:value-type="float">
            <text:p>1.25993</text:p>
          </table:table-cell>
          <table:table-cell office:value-type="float" office:value="1.38515" calcext:value-type="float">
            <text:p>1.38515</text:p>
          </table:table-cell>
          <table:table-cell office:value-type="float" office:value="1.55796" calcext:value-type="float">
            <text:p>1.55796</text:p>
          </table:table-cell>
          <table:table-cell office:value-type="float" office:value="1.76534" calcext:value-type="float">
            <text:p>1.76534</text:p>
          </table:table-cell>
          <table:table-cell office:value-type="float" office:value="1.99784" calcext:value-type="float">
            <text:p>1.9978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CaSiO2(OH)2</text:p>
          </table:table-cell>
          <table:table-cell office:value-type="float" office:value="3.7" calcext:value-type="float">
            <text:p>3.7</text:p>
          </table:table-cell>
          <table:table-cell office:value-type="float" office:value="29.3642" calcext:value-type="float">
            <text:p>29.3642</text:p>
          </table:table-cell>
          <table:table-cell office:value-type="float" office:value="27.7405" calcext:value-type="float">
            <text:p>27.7405</text:p>
          </table:table-cell>
          <table:table-cell office:value-type="float" office:value="26.3681" calcext:value-type="float">
            <text:p>26.3681</text:p>
          </table:table-cell>
          <table:table-cell office:value-type="float" office:value="25.1928" calcext:value-type="float">
            <text:p>25.1928</text:p>
          </table:table-cell>
          <table:table-cell office:value-type="float" office:value="24.175" calcext:value-type="float">
            <text:p>24.175</text:p>
          </table:table-cell>
          <table:table-cell office:value-type="float" office:value="23.2849" calcext:value-type="float">
            <text:p>23.2849</text:p>
          </table:table-cell>
          <table:table-cell office:value-type="float" office:value="22.5001" calcext:value-type="float">
            <text:p>22.50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+3</text:p>
          </table:table-cell>
          <table:table-cell office:value-type="float" office:value="3.7" calcext:value-type="float">
            <text:p>3.7</text:p>
          </table:table-cell>
          <table:table-cell office:value-type="float" office:value="-17.1253" calcext:value-type="float">
            <text:p>-17.1253</text:p>
          </table:table-cell>
          <table:table-cell office:value-type="float" office:value="-16.4323" calcext:value-type="float">
            <text:p>-16.4323</text:p>
          </table:table-cell>
          <table:table-cell office:value-type="float" office:value="-15.8616" calcext:value-type="float">
            <text:p>-15.8616</text:p>
          </table:table-cell>
          <table:table-cell office:value-type="float" office:value="-15.3856" calcext:value-type="float">
            <text:p>-15.3856</text:p>
          </table:table-cell>
          <table:table-cell office:value-type="float" office:value="-14.9846" calcext:value-type="float">
            <text:p>-14.9846</text:p>
          </table:table-cell>
          <table:table-cell office:value-type="float" office:value="-14.6437" calcext:value-type="float">
            <text:p>-14.6437</text:p>
          </table:table-cell>
          <table:table-cell office:value-type="float" office:value="-14.3516" calcext:value-type="float">
            <text:p>-14.35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CO3</text:p>
          </table:table-cell>
          <table:table-cell office:value-type="float" office:value="3.7" calcext:value-type="float">
            <text:p>3.7</text:p>
          </table:table-cell>
          <table:table-cell office:value-type="float" office:value="-6.26142" calcext:value-type="float">
            <text:p>-6.26142</text:p>
          </table:table-cell>
          <table:table-cell office:value-type="float" office:value="-5.94943" calcext:value-type="float">
            <text:p>-5.94943</text:p>
          </table:table-cell>
          <table:table-cell office:value-type="float" office:value="-5.70463" calcext:value-type="float">
            <text:p>-5.70463</text:p>
          </table:table-cell>
          <table:table-cell office:value-type="float" office:value="-5.51118" calcext:value-type="float">
            <text:p>-5.51118</text:p>
          </table:table-cell>
          <table:table-cell office:value-type="float" office:value="-5.35767" calcext:value-type="float">
            <text:p>-5.35767</text:p>
          </table:table-cell>
          <table:table-cell office:value-type="float" office:value="-5.23569" calcext:value-type="float">
            <text:p>-5.23569</text:p>
          </table:table-cell>
          <table:table-cell office:value-type="float" office:value="-5.13893" calcext:value-type="float">
            <text:p>-5.138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HCO3+</text:p>
          </table:table-cell>
          <table:table-cell office:value-type="float" office:value="3.7" calcext:value-type="float">
            <text:p>3.7</text:p>
          </table:table-cell>
          <table:table-cell office:value-type="float" office:value="2.25164" calcext:value-type="float">
            <text:p>2.25164</text:p>
          </table:table-cell>
          <table:table-cell office:value-type="float" office:value="2.00002" calcext:value-type="float">
            <text:p>2.00002</text:p>
          </table:table-cell>
          <table:table-cell office:value-type="float" office:value="1.88866" calcext:value-type="float">
            <text:p>1.88866</text:p>
          </table:table-cell>
          <table:table-cell office:value-type="float" office:value="1.88005" calcext:value-type="float">
            <text:p>1.88005</text:p>
          </table:table-cell>
          <table:table-cell office:value-type="float" office:value="1.94772" calcext:value-type="float">
            <text:p>1.94772</text:p>
          </table:table-cell>
          <table:table-cell office:value-type="float" office:value="2.07257" calcext:value-type="float">
            <text:p>2.07257</text:p>
          </table:table-cell>
          <table:table-cell office:value-type="float" office:value="2.24059" calcext:value-type="float">
            <text:p>2.240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HSO4+</text:p>
          </table:table-cell>
          <table:table-cell office:value-type="float" office:value="3.7" calcext:value-type="float">
            <text:p>3.7</text:p>
          </table:table-cell>
          <table:table-cell office:value-type="float" office:value="3.01615" calcext:value-type="float">
            <text:p>3.01615</text:p>
          </table:table-cell>
          <table:table-cell office:value-type="float" office:value="3.06888" calcext:value-type="float">
            <text:p>3.06888</text:p>
          </table:table-cell>
          <table:table-cell office:value-type="float" office:value="3.32945" calcext:value-type="float">
            <text:p>3.32945</text:p>
          </table:table-cell>
          <table:table-cell office:value-type="float" office:value="3.73756" calcext:value-type="float">
            <text:p>3.73756</text:p>
          </table:table-cell>
          <table:table-cell office:value-type="float" office:value="4.25114" calcext:value-type="float">
            <text:p>4.25114</text:p>
          </table:table-cell>
          <table:table-cell office:value-type="float" office:value="4.84024" calcext:value-type="float">
            <text:p>4.84024</text:p>
          </table:table-cell>
          <table:table-cell office:value-type="float" office:value="5.4832" calcext:value-type="float">
            <text:p>5.48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SO4</text:p>
          </table:table-cell>
          <table:table-cell office:value-type="float" office:value="3.7" calcext:value-type="float">
            <text:p>3.7</text:p>
          </table:table-cell>
          <table:table-cell office:value-type="float" office:value="2.16144" calcext:value-type="float">
            <text:p>2.16144</text:p>
          </table:table-cell>
          <table:table-cell office:value-type="float" office:value="2.25033" calcext:value-type="float">
            <text:p>2.25033</text:p>
          </table:table-cell>
          <table:table-cell office:value-type="float" office:value="2.39227" calcext:value-type="float">
            <text:p>2.39227</text:p>
          </table:table-cell>
          <table:table-cell office:value-type="float" office:value="2.57102" calcext:value-type="float">
            <text:p>2.57102</text:p>
          </table:table-cell>
          <table:table-cell office:value-type="float" office:value="2.77535" calcext:value-type="float">
            <text:p>2.77535</text:p>
          </table:table-cell>
          <table:table-cell office:value-type="float" office:value="2.99732" calcext:value-type="float">
            <text:p>2.99732</text:p>
          </table:table-cell>
          <table:table-cell office:value-type="float" office:value="3.23125" calcext:value-type="float">
            <text:p>3.231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Cl+</text:p>
          </table:table-cell>
          <table:table-cell office:value-type="float" office:value="3.7" calcext:value-type="float">
            <text:p>3.7</text:p>
          </table:table-cell>
          <table:table-cell office:value-type="float" office:value="0.169542" calcext:value-type="float">
            <text:p>0.169542</text:p>
          </table:table-cell>
          <table:table-cell office:value-type="float" office:value="0.140523" calcext:value-type="float">
            <text:p>0.140523</text:p>
          </table:table-cell>
          <table:table-cell office:value-type="float" office:value="0.197891" calcext:value-type="float">
            <text:p>0.197891</text:p>
          </table:table-cell>
          <table:table-cell office:value-type="float" office:value="0.317144" calcext:value-type="float">
            <text:p>0.317144</text:p>
          </table:table-cell>
          <table:table-cell office:value-type="float" office:value="0.481136" calcext:value-type="float">
            <text:p>0.481136</text:p>
          </table:table-cell>
          <table:table-cell office:value-type="float" office:value="0.677622" calcext:value-type="float">
            <text:p>0.677622</text:p>
          </table:table-cell>
          <table:table-cell office:value-type="float" office:value="0.897701" calcext:value-type="float">
            <text:p>0.8977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OH+</text:p>
          </table:table-cell>
          <table:table-cell office:value-type="float" office:value="3.7" calcext:value-type="float">
            <text:p>3.7</text:p>
          </table:table-cell>
          <table:table-cell office:value-type="float" office:value="-10.338" calcext:value-type="float">
            <text:p>-10.338</text:p>
          </table:table-cell>
          <table:table-cell office:value-type="float" office:value="-9.50085" calcext:value-type="float">
            <text:p>-9.50085</text:p>
          </table:table-cell>
          <table:table-cell office:value-type="float" office:value="-8.78639" calcext:value-type="float">
            <text:p>-8.78639</text:p>
          </table:table-cell>
          <table:table-cell office:value-type="float" office:value="-8.16868" calcext:value-type="float">
            <text:p>-8.16868</text:p>
          </table:table-cell>
          <table:table-cell office:value-type="float" office:value="-7.62867" calcext:value-type="float">
            <text:p>-7.62867</text:p>
          </table:table-cell>
          <table:table-cell office:value-type="float" office:value="-7.15206" calcext:value-type="float">
            <text:p>-7.15206</text:p>
          </table:table-cell>
          <table:table-cell office:value-type="float" office:value="-6.72785" calcext:value-type="float">
            <text:p>-6.727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HSO4+2</text:p>
          </table:table-cell>
          <table:table-cell office:value-type="float" office:value="3.7" calcext:value-type="float">
            <text:p>3.7</text:p>
          </table:table-cell>
          <table:table-cell office:value-type="float" office:value="4.99016" calcext:value-type="float">
            <text:p>4.99016</text:p>
          </table:table-cell>
          <table:table-cell office:value-type="float" office:value="4.46857" calcext:value-type="float">
            <text:p>4.46857</text:p>
          </table:table-cell>
          <table:table-cell office:value-type="float" office:value="4.28873" calcext:value-type="float">
            <text:p>4.28873</text:p>
          </table:table-cell>
          <table:table-cell office:value-type="float" office:value="4.35823" calcext:value-type="float">
            <text:p>4.35823</text:p>
          </table:table-cell>
          <table:table-cell office:value-type="float" office:value="4.61196" calcext:value-type="float">
            <text:p>4.61196</text:p>
          </table:table-cell>
          <table:table-cell office:value-type="float" office:value="5.00305" calcext:value-type="float">
            <text:p>5.00305</text:p>
          </table:table-cell>
          <table:table-cell office:value-type="float" office:value="5.49713" calcext:value-type="float">
            <text:p>5.497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SO4+</text:p>
          </table:table-cell>
          <table:table-cell office:value-type="float" office:value="3.7" calcext:value-type="float">
            <text:p>3.7</text:p>
          </table:table-cell>
          <table:table-cell office:value-type="float" office:value="3.8103" calcext:value-type="float">
            <text:p>3.8103</text:p>
          </table:table-cell>
          <table:table-cell office:value-type="float" office:value="4.04003" calcext:value-type="float">
            <text:p>4.04003</text:p>
          </table:table-cell>
          <table:table-cell office:value-type="float" office:value="4.301" calcext:value-type="float">
            <text:p>4.301</text:p>
          </table:table-cell>
          <table:table-cell office:value-type="float" office:value="4.58168" calcext:value-type="float">
            <text:p>4.58168</text:p>
          </table:table-cell>
          <table:table-cell office:value-type="float" office:value="4.87426" calcext:value-type="float">
            <text:p>4.87426</text:p>
          </table:table-cell>
          <table:table-cell office:value-type="float" office:value="5.17339" calcext:value-type="float">
            <text:p>5.17339</text:p>
          </table:table-cell>
          <table:table-cell office:value-type="float" office:value="5.47536" calcext:value-type="float">
            <text:p>5.475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(SO4)2-</text:p>
          </table:table-cell>
          <table:table-cell office:value-type="float" office:value="3.7" calcext:value-type="float">
            <text:p>3.7</text:p>
          </table:table-cell>
          <table:table-cell office:value-type="float" office:value="5.22854" calcext:value-type="float">
            <text:p>5.22854</text:p>
          </table:table-cell>
          <table:table-cell office:value-type="float" office:value="5.38044" calcext:value-type="float">
            <text:p>5.38044</text:p>
          </table:table-cell>
          <table:table-cell office:value-type="float" office:value="5.64402" calcext:value-type="float">
            <text:p>5.64402</text:p>
          </table:table-cell>
          <table:table-cell office:value-type="float" office:value="5.98551" calcext:value-type="float">
            <text:p>5.98551</text:p>
          </table:table-cell>
          <table:table-cell office:value-type="float" office:value="6.38147" calcext:value-type="float">
            <text:p>6.38147</text:p>
          </table:table-cell>
          <table:table-cell office:value-type="float" office:value="6.81534" calcext:value-type="float">
            <text:p>6.81534</text:p>
          </table:table-cell>
          <table:table-cell office:value-type="float" office:value="7.27522" calcext:value-type="float">
            <text:p>7.275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(OH)3</text:p>
          </table:table-cell>
          <table:table-cell office:value-type="float" office:value="3.7" calcext:value-type="float">
            <text:p>3.7</text:p>
          </table:table-cell>
          <table:table-cell office:value-type="float" office:value="-14.8919" calcext:value-type="float">
            <text:p>-14.8919</text:p>
          </table:table-cell>
          <table:table-cell office:value-type="float" office:value="-12.561" calcext:value-type="float">
            <text:p>-12.561</text:p>
          </table:table-cell>
          <table:table-cell office:value-type="float" office:value="-10.7218" calcext:value-type="float">
            <text:p>-10.7218</text:p>
          </table:table-cell>
          <table:table-cell office:value-type="float" office:value="-9.25884" calcext:value-type="float">
            <text:p>-9.25884</text:p>
          </table:table-cell>
          <table:table-cell office:value-type="float" office:value="-8.08906" calcext:value-type="float">
            <text:p>-8.08906</text:p>
          </table:table-cell>
          <table:table-cell office:value-type="float" office:value="-7.15109" calcext:value-type="float">
            <text:p>-7.15109</text:p>
          </table:table-cell>
          <table:table-cell office:value-type="float" office:value="-6.39882" calcext:value-type="float">
            <text:p>-6.398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2(OH)2+4</text:p>
          </table:table-cell>
          <table:table-cell office:value-type="float" office:value="3.7" calcext:value-type="float">
            <text:p>3.7</text:p>
          </table:table-cell>
          <table:table-cell office:value-type="float" office:value="-3.85646" calcext:value-type="float">
            <text:p>-3.85646</text:p>
          </table:table-cell>
          <table:table-cell office:value-type="float" office:value="-2.95068" calcext:value-type="float">
            <text:p>-2.95068</text:p>
          </table:table-cell>
          <table:table-cell office:value-type="float" office:value="-2.18505" calcext:value-type="float">
            <text:p>-2.18505</text:p>
          </table:table-cell>
          <table:table-cell office:value-type="float" office:value="-1.52937" calcext:value-type="float">
            <text:p>-1.52937</text:p>
          </table:table-cell>
          <table:table-cell office:value-type="float" office:value="-0.961555" calcext:value-type="float">
            <text:p>-0.961555</text:p>
          </table:table-cell>
          <table:table-cell office:value-type="float" office:value="-0.465044" calcext:value-type="float">
            <text:p>-0.465044</text:p>
          </table:table-cell>
          <table:table-cell office:value-type="float" office:value="-0.0272007" calcext:value-type="float">
            <text:p>-0.027200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3(OH)4+5</text:p>
          </table:table-cell>
          <table:table-cell office:value-type="float" office:value="3.7" calcext:value-type="float">
            <text:p>3.7</text:p>
          </table:table-cell>
          <table:table-cell office:value-type="float" office:value="-7.25861" calcext:value-type="float">
            <text:p>-7.25861</text:p>
          </table:table-cell>
          <table:table-cell office:value-type="float" office:value="-6.29928" calcext:value-type="float">
            <text:p>-6.29928</text:p>
          </table:table-cell>
          <table:table-cell office:value-type="float" office:value="-5.48838" calcext:value-type="float">
            <text:p>-5.48838</text:p>
          </table:table-cell>
          <table:table-cell office:value-type="float" office:value="-4.79393" calcext:value-type="float">
            <text:p>-4.79393</text:p>
          </table:table-cell>
          <table:table-cell office:value-type="float" office:value="-4.19254" calcext:value-type="float">
            <text:p>-4.19254</text:p>
          </table:table-cell>
          <table:table-cell office:value-type="float" office:value="-3.66667" calcext:value-type="float">
            <text:p>-3.66667</text:p>
          </table:table-cell>
          <table:table-cell office:value-type="float" office:value="-3.20294" calcext:value-type="float">
            <text:p>-3.2029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Cl+2</text:p>
          </table:table-cell>
          <table:table-cell office:value-type="float" office:value="3.7" calcext:value-type="float">
            <text:p>3.7</text:p>
          </table:table-cell>
          <table:table-cell office:value-type="float" office:value="1.4599" calcext:value-type="float">
            <text:p>1.4599</text:p>
          </table:table-cell>
          <table:table-cell office:value-type="float" office:value="1.48032" calcext:value-type="float">
            <text:p>1.48032</text:p>
          </table:table-cell>
          <table:table-cell office:value-type="float" office:value="1.57019" calcext:value-type="float">
            <text:p>1.57019</text:p>
          </table:table-cell>
          <table:table-cell office:value-type="float" office:value="1.70932" calcext:value-type="float">
            <text:p>1.70932</text:p>
          </table:table-cell>
          <table:table-cell office:value-type="float" office:value="1.88363" calcext:value-type="float">
            <text:p>1.88363</text:p>
          </table:table-cell>
          <table:table-cell office:value-type="float" office:value="2.08313" calcext:value-type="float">
            <text:p>2.08313</text:p>
          </table:table-cell>
          <table:table-cell office:value-type="float" office:value="2.30054" calcext:value-type="float">
            <text:p>2.300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Cl2+</text:p>
          </table:table-cell>
          <table:table-cell office:value-type="float" office:value="3.7" calcext:value-type="float">
            <text:p>3.7</text:p>
          </table:table-cell>
          <table:table-cell office:value-type="float" office:value="2.29072" calcext:value-type="float">
            <text:p>2.29072</text:p>
          </table:table-cell>
          <table:table-cell office:value-type="float" office:value="2.13119" calcext:value-type="float">
            <text:p>2.13119</text:p>
          </table:table-cell>
          <table:table-cell office:value-type="float" office:value="2.20749" calcext:value-type="float">
            <text:p>2.20749</text:p>
          </table:table-cell>
          <table:table-cell office:value-type="float" office:value="2.45362" calcext:value-type="float">
            <text:p>2.45362</text:p>
          </table:table-cell>
          <table:table-cell office:value-type="float" office:value="2.82331" calcext:value-type="float">
            <text:p>2.82331</text:p>
          </table:table-cell>
          <table:table-cell office:value-type="float" office:value="3.28344" calcext:value-type="float">
            <text:p>3.28344</text:p>
          </table:table-cell>
          <table:table-cell office:value-type="float" office:value="3.80988" calcext:value-type="float">
            <text:p>3.809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Cl3</text:p>
          </table:table-cell>
          <table:table-cell office:value-type="float" office:value="3.7" calcext:value-type="float">
            <text:p>3.7</text:p>
          </table:table-cell>
          <table:table-cell office:value-type="float" office:value="1.49816" calcext:value-type="float">
            <text:p>1.49816</text:p>
          </table:table-cell>
          <table:table-cell office:value-type="float" office:value="1.1146" calcext:value-type="float">
            <text:p>1.1146</text:p>
          </table:table-cell>
          <table:table-cell office:value-type="float" office:value="1.06598" calcext:value-type="float">
            <text:p>1.06598</text:p>
          </table:table-cell>
          <table:table-cell office:value-type="float" office:value="1.26031" calcext:value-type="float">
            <text:p>1.26031</text:p>
          </table:table-cell>
          <table:table-cell office:value-type="float" office:value="1.63293" calcext:value-type="float">
            <text:p>1.63293</text:p>
          </table:table-cell>
          <table:table-cell office:value-type="float" office:value="2.1374" calcext:value-type="float">
            <text:p>2.1374</text:p>
          </table:table-cell>
          <table:table-cell office:value-type="float" office:value="2.73978" calcext:value-type="float">
            <text:p>2.739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OH+2</text:p>
          </table:table-cell>
          <table:table-cell office:value-type="float" office:value="3.7" calcext:value-type="float">
            <text:p>3.7</text:p>
          </table:table-cell>
          <table:table-cell office:value-type="float" office:value="-2.88021" calcext:value-type="float">
            <text:p>-2.88021</text:p>
          </table:table-cell>
          <table:table-cell office:value-type="float" office:value="-2.18936" calcext:value-type="float">
            <text:p>-2.18936</text:p>
          </table:table-cell>
          <table:table-cell office:value-type="float" office:value="-1.61637" calcext:value-type="float">
            <text:p>-1.61637</text:p>
          </table:table-cell>
          <table:table-cell office:value-type="float" office:value="-1.13506" calcext:value-type="float">
            <text:p>-1.13506</text:p>
          </table:table-cell>
          <table:table-cell office:value-type="float" office:value="-0.726376" calcext:value-type="float">
            <text:p>-0.726376</text:p>
          </table:table-cell>
          <table:table-cell office:value-type="float" office:value="-0.376127" calcext:value-type="float">
            <text:p>-0.376127</text:p>
          </table:table-cell>
          <table:table-cell office:value-type="float" office:value="-0.0735357" calcext:value-type="float">
            <text:p>-0.07353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(OH)2+</text:p>
          </table:table-cell>
          <table:table-cell office:value-type="float" office:value="3.7" calcext:value-type="float">
            <text:p>3.7</text:p>
          </table:table-cell>
          <table:table-cell office:value-type="float" office:value="-7.00091" calcext:value-type="float">
            <text:p>-7.00091</text:p>
          </table:table-cell>
          <table:table-cell office:value-type="float" office:value="-5.6709" calcext:value-type="float">
            <text:p>-5.6709</text:p>
          </table:table-cell>
          <table:table-cell office:value-type="float" office:value="-4.61438" calcext:value-type="float">
            <text:p>-4.61438</text:p>
          </table:table-cell>
          <table:table-cell office:value-type="float" office:value="-3.76757" calcext:value-type="float">
            <text:p>-3.76757</text:p>
          </table:table-cell>
          <table:table-cell office:value-type="float" office:value="-3.08442" calcext:value-type="float">
            <text:p>-3.08442</text:p>
          </table:table-cell>
          <table:table-cell office:value-type="float" office:value="-2.53096" calcext:value-type="float">
            <text:p>-2.53096</text:p>
          </table:table-cell>
          <table:table-cell office:value-type="float" office:value="-2.08159" calcext:value-type="float">
            <text:p>-2.081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(OH)4-</text:p>
          </table:table-cell>
          <table:table-cell office:value-type="float" office:value="3.7" calcext:value-type="float">
            <text:p>3.7</text:p>
          </table:table-cell>
          <table:table-cell office:value-type="float" office:value="-24.5054" calcext:value-type="float">
            <text:p>-24.5054</text:p>
          </table:table-cell>
          <table:table-cell office:value-type="float" office:value="-21.5956" calcext:value-type="float">
            <text:p>-21.5956</text:p>
          </table:table-cell>
          <table:table-cell office:value-type="float" office:value="-19.2408" calcext:value-type="float">
            <text:p>-19.2408</text:p>
          </table:table-cell>
          <table:table-cell office:value-type="float" office:value="-17.3139" calcext:value-type="float">
            <text:p>-17.3139</text:p>
          </table:table-cell>
          <table:table-cell office:value-type="float" office:value="-15.723" calcext:value-type="float">
            <text:p>-15.723</text:p>
          </table:table-cell>
          <table:table-cell office:value-type="float" office:value="-14.3997" calcext:value-type="float">
            <text:p>-14.3997</text:p>
          </table:table-cell>
          <table:table-cell office:value-type="float" office:value="-13.2927" calcext:value-type="float">
            <text:p>-13.29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SiO(OH)3+2</text:p>
          </table:table-cell>
          <table:table-cell office:value-type="float" office:value="3.7" calcext:value-type="float">
            <text:p>3.7</text:p>
          </table:table-cell>
          <table:table-cell office:value-type="float" office:value="10.5882" calcext:value-type="float">
            <text:p>10.5882</text:p>
          </table:table-cell>
          <table:table-cell office:value-type="float" office:value="9.70035" calcext:value-type="float">
            <text:p>9.70035</text:p>
          </table:table-cell>
          <table:table-cell office:value-type="float" office:value="8.9499" calcext:value-type="float">
            <text:p>8.9499</text:p>
          </table:table-cell>
          <table:table-cell office:value-type="float" office:value="8.30722" calcext:value-type="float">
            <text:p>8.30722</text:p>
          </table:table-cell>
          <table:table-cell office:value-type="float" office:value="7.75066" calcext:value-type="float">
            <text:p>7.75066</text:p>
          </table:table-cell>
          <table:table-cell office:value-type="float" office:value="7.26399" calcext:value-type="float">
            <text:p>7.26399</text:p>
          </table:table-cell>
          <table:table-cell office:value-type="float" office:value="6.83483" calcext:value-type="float">
            <text:p>6.834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KSO4-</text:p>
          </table:table-cell>
          <table:table-cell office:value-type="float" office:value="3.7" calcext:value-type="float">
            <text:p>3.7</text:p>
          </table:table-cell>
          <table:table-cell office:value-type="float" office:value="0.844893" calcext:value-type="float">
            <text:p>0.844893</text:p>
          </table:table-cell>
          <table:table-cell office:value-type="float" office:value="0.85027" calcext:value-type="float">
            <text:p>0.85027</text:p>
          </table:table-cell>
          <table:table-cell office:value-type="float" office:value="0.926925" calcext:value-type="float">
            <text:p>0.926925</text:p>
          </table:table-cell>
          <table:table-cell office:value-type="float" office:value="1.05432" calcext:value-type="float">
            <text:p>1.05432</text:p>
          </table:table-cell>
          <table:table-cell office:value-type="float" office:value="1.2181" calcext:value-type="float">
            <text:p>1.2181</text:p>
          </table:table-cell>
          <table:table-cell office:value-type="float" office:value="1.40806" calcext:value-type="float">
            <text:p>1.40806</text:p>
          </table:table-cell>
          <table:table-cell office:value-type="float" office:value="1.61679" calcext:value-type="float">
            <text:p>1.6167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KOH</text:p>
          </table:table-cell>
          <table:table-cell office:value-type="float" office:value="3.7" calcext:value-type="float">
            <text:p>3.7</text:p>
          </table:table-cell>
          <table:table-cell office:value-type="float" office:value="-15.5186" calcext:value-type="float">
            <text:p>-15.5186</text:p>
          </table:table-cell>
          <table:table-cell office:value-type="float" office:value="-14.4596" calcext:value-type="float">
            <text:p>-14.4596</text:p>
          </table:table-cell>
          <table:table-cell office:value-type="float" office:value="-13.6218" calcext:value-type="float">
            <text:p>-13.6218</text:p>
          </table:table-cell>
          <table:table-cell office:value-type="float" office:value="-12.9533" calcext:value-type="float">
            <text:p>-12.9533</text:p>
          </table:table-cell>
          <table:table-cell office:value-type="float" office:value="-12.4169" calcext:value-type="float">
            <text:p>-12.4169</text:p>
          </table:table-cell>
          <table:table-cell office:value-type="float" office:value="-11.9849" calcext:value-type="float">
            <text:p>-11.9849</text:p>
          </table:table-cell>
          <table:table-cell office:value-type="float" office:value="-11.6367" calcext:value-type="float">
            <text:p>-11.63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MgCO3</text:p>
          </table:table-cell>
          <table:table-cell office:value-type="float" office:value="3.7" calcext:value-type="float">
            <text:p>3.7</text:p>
          </table:table-cell>
          <table:table-cell office:value-type="float" office:value="-7.74316" calcext:value-type="float">
            <text:p>-7.74316</text:p>
          </table:table-cell>
          <table:table-cell office:value-type="float" office:value="-7.34885" calcext:value-type="float">
            <text:p>-7.34885</text:p>
          </table:table-cell>
          <table:table-cell office:value-type="float" office:value="-7.03589" calcext:value-type="float">
            <text:p>-7.03589</text:p>
          </table:table-cell>
          <table:table-cell office:value-type="float" office:value="-6.78531" calcext:value-type="float">
            <text:p>-6.78531</text:p>
          </table:table-cell>
          <table:table-cell office:value-type="float" office:value="-6.58339" calcext:value-type="float">
            <text:p>-6.58339</text:p>
          </table:table-cell>
          <table:table-cell office:value-type="float" office:value="-6.42002" calcext:value-type="float">
            <text:p>-6.42002</text:p>
          </table:table-cell>
          <table:table-cell office:value-type="float" office:value="-6.28759" calcext:value-type="float">
            <text:p>-6.287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MgHCO3+</text:p>
          </table:table-cell>
          <table:table-cell office:value-type="float" office:value="3.7" calcext:value-type="float">
            <text:p>3.7</text:p>
          </table:table-cell>
          <table:table-cell office:value-type="float" office:value="1.10116" calcext:value-type="float">
            <text:p>1.10116</text:p>
          </table:table-cell>
          <table:table-cell office:value-type="float" office:value="1.06867" calcext:value-type="float">
            <text:p>1.06867</text:p>
          </table:table-cell>
          <table:table-cell office:value-type="float" office:value="1.14669" calcext:value-type="float">
            <text:p>1.14669</text:p>
          </table:table-cell>
          <table:table-cell office:value-type="float" office:value="1.30382" calcext:value-type="float">
            <text:p>1.30382</text:p>
          </table:table-cell>
          <table:table-cell office:value-type="float" office:value="1.51809" calcext:value-type="float">
            <text:p>1.51809</text:p>
          </table:table-cell>
          <table:table-cell office:value-type="float" office:value="1.77382" calcext:value-type="float">
            <text:p>1.77382</text:p>
          </table:table-cell>
          <table:table-cell office:value-type="float" office:value="2.05963" calcext:value-type="float">
            <text:p>2.059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MgOH+</text:p>
          </table:table-cell>
          <table:table-cell office:value-type="float" office:value="3.7" calcext:value-type="float">
            <text:p>3.7</text:p>
          </table:table-cell>
          <table:table-cell office:value-type="float" office:value="-12.4147" calcext:value-type="float">
            <text:p>-12.4147</text:p>
          </table:table-cell>
          <table:table-cell office:value-type="float" office:value="-11.4395" calcext:value-type="float">
            <text:p>-11.4395</text:p>
          </table:table-cell>
          <table:table-cell office:value-type="float" office:value="-10.5896" calcext:value-type="float">
            <text:p>-10.5896</text:p>
          </table:table-cell>
          <table:table-cell office:value-type="float" office:value="-9.83976" calcext:value-type="float">
            <text:p>-9.83976</text:p>
          </table:table-cell>
          <table:table-cell office:value-type="float" office:value="-9.17143" calcext:value-type="float">
            <text:p>-9.17143</text:p>
          </table:table-cell>
          <table:table-cell office:value-type="float" office:value="-8.57043" calcext:value-type="float">
            <text:p>-8.57043</text:p>
          </table:table-cell>
          <table:table-cell office:value-type="float" office:value="-8.0258" calcext:value-type="float">
            <text:p>-8.02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MgSO4</text:p>
          </table:table-cell>
          <table:table-cell office:value-type="float" office:value="3.7" calcext:value-type="float">
            <text:p>3.7</text:p>
          </table:table-cell>
          <table:table-cell office:value-type="float" office:value="2.30126" calcext:value-type="float">
            <text:p>2.30126</text:p>
          </table:table-cell>
          <table:table-cell office:value-type="float" office:value="2.37044" calcext:value-type="float">
            <text:p>2.37044</text:p>
          </table:table-cell>
          <table:table-cell office:value-type="float" office:value="2.49591" calcext:value-type="float">
            <text:p>2.49591</text:p>
          </table:table-cell>
          <table:table-cell office:value-type="float" office:value="2.6607" calcext:value-type="float">
            <text:p>2.6607</text:p>
          </table:table-cell>
          <table:table-cell office:value-type="float" office:value="2.85307" calcext:value-type="float">
            <text:p>2.85307</text:p>
          </table:table-cell>
          <table:table-cell office:value-type="float" office:value="3.0647" calcext:value-type="float">
            <text:p>3.0647</text:p>
          </table:table-cell>
          <table:table-cell office:value-type="float" office:value="3.28961" calcext:value-type="float">
            <text:p>3.2896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MgSiO(OH)3+</text:p>
          </table:table-cell>
          <table:table-cell office:value-type="float" office:value="3.7" calcext:value-type="float">
            <text:p>3.7</text:p>
          </table:table-cell>
          <table:table-cell office:value-type="float" office:value="1.60874" calcext:value-type="float">
            <text:p>1.60874</text:p>
          </table:table-cell>
          <table:table-cell office:value-type="float" office:value="1.50066" calcext:value-type="float">
            <text:p>1.50066</text:p>
          </table:table-cell>
          <table:table-cell office:value-type="float" office:value="1.50005" calcext:value-type="float">
            <text:p>1.50005</text:p>
          </table:table-cell>
          <table:table-cell office:value-type="float" office:value="1.57723" calcext:value-type="float">
            <text:p>1.57723</text:p>
          </table:table-cell>
          <table:table-cell office:value-type="float" office:value="1.71135" calcext:value-type="float">
            <text:p>1.71135</text:p>
          </table:table-cell>
          <table:table-cell office:value-type="float" office:value="1.88745" calcext:value-type="float">
            <text:p>1.88745</text:p>
          </table:table-cell>
          <table:table-cell office:value-type="float" office:value="2.09462" calcext:value-type="float">
            <text:p>2.094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MgSiO2(OH)2</text:p>
          </table:table-cell>
          <table:table-cell office:value-type="float" office:value="3.7" calcext:value-type="float">
            <text:p>3.7</text:p>
          </table:table-cell>
          <table:table-cell office:value-type="float" office:value="30.5651" calcext:value-type="float">
            <text:p>30.5651</text:p>
          </table:table-cell>
          <table:table-cell office:value-type="float" office:value="28.8407" calcext:value-type="float">
            <text:p>28.8407</text:p>
          </table:table-cell>
          <table:table-cell office:value-type="float" office:value="27.3832" calcext:value-type="float">
            <text:p>27.3832</text:p>
          </table:table-cell>
          <table:table-cell office:value-type="float" office:value="26.135" calcext:value-type="float">
            <text:p>26.135</text:p>
          </table:table-cell>
          <table:table-cell office:value-type="float" office:value="25.054" calcext:value-type="float">
            <text:p>25.054</text:p>
          </table:table-cell>
          <table:table-cell office:value-type="float" office:value="24.1088" calcext:value-type="float">
            <text:p>24.1088</text:p>
          </table:table-cell>
          <table:table-cell office:value-type="float" office:value="23.2753" calcext:value-type="float">
            <text:p>23.27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NaCO3-</text:p>
          </table:table-cell>
          <table:table-cell office:value-type="float" office:value="3.7" calcext:value-type="float">
            <text:p>3.7</text:p>
          </table:table-cell>
          <table:table-cell office:value-type="float" office:value="-8.93764" calcext:value-type="float">
            <text:p>-8.93764</text:p>
          </table:table-cell>
          <table:table-cell office:value-type="float" office:value="-9.05899" calcext:value-type="float">
            <text:p>-9.05899</text:p>
          </table:table-cell>
          <table:table-cell office:value-type="float" office:value="-9.18007" calcext:value-type="float">
            <text:p>-9.18007</text:p>
          </table:table-cell>
          <table:table-cell office:value-type="float" office:value="-9.2996" calcext:value-type="float">
            <text:p>-9.2996</text:p>
          </table:table-cell>
          <table:table-cell office:value-type="float" office:value="-9.41684" calcext:value-type="float">
            <text:p>-9.41684</text:p>
          </table:table-cell>
          <table:table-cell office:value-type="float" office:value="-9.53135" calcext:value-type="float">
            <text:p>-9.53135</text:p>
          </table:table-cell>
          <table:table-cell office:value-type="float" office:value="-9.64291" calcext:value-type="float">
            <text:p>-9.642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NaHCO3</text:p>
          </table:table-cell>
          <table:table-cell office:value-type="float" office:value="3.7" calcext:value-type="float">
            <text:p>3.7</text:p>
          </table:table-cell>
          <table:table-cell office:value-type="float" office:value="-0.221593" calcext:value-type="float">
            <text:p>-0.221593</text:p>
          </table:table-cell>
          <table:table-cell office:value-type="float" office:value="-0.249575" calcext:value-type="float">
            <text:p>-0.249575</text:p>
          </table:table-cell>
          <table:table-cell office:value-type="float" office:value="-0.206378" calcext:value-type="float">
            <text:p>-0.206378</text:p>
          </table:table-cell>
          <table:table-cell office:value-type="float" office:value="-0.112147" calcext:value-type="float">
            <text:p>-0.112147</text:p>
          </table:table-cell>
          <table:table-cell office:value-type="float" office:value="0.0190199" calcext:value-type="float">
            <text:p>0.0190199</text:p>
          </table:table-cell>
          <table:table-cell office:value-type="float" office:value="0.177048" calcext:value-type="float">
            <text:p>0.177048</text:p>
          </table:table-cell>
          <table:table-cell office:value-type="float" office:value="0.354612" calcext:value-type="float">
            <text:p>0.354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NaSO4-</text:p>
          </table:table-cell>
          <table:table-cell office:value-type="float" office:value="3.7" calcext:value-type="float">
            <text:p>3.7</text:p>
          </table:table-cell>
          <table:table-cell office:value-type="float" office:value="0.688101" calcext:value-type="float">
            <text:p>0.688101</text:p>
          </table:table-cell>
          <table:table-cell office:value-type="float" office:value="0.700419" calcext:value-type="float">
            <text:p>0.700419</text:p>
          </table:table-cell>
          <table:table-cell office:value-type="float" office:value="0.777961" calcext:value-type="float">
            <text:p>0.777961</text:p>
          </table:table-cell>
          <table:table-cell office:value-type="float" office:value="0.901845" calcext:value-type="float">
            <text:p>0.901845</text:p>
          </table:table-cell>
          <table:table-cell office:value-type="float" office:value="1.0589" calcext:value-type="float">
            <text:p>1.0589</text:p>
          </table:table-cell>
          <table:table-cell office:value-type="float" office:value="1.23975" calcext:value-type="float">
            <text:p>1.23975</text:p>
          </table:table-cell>
          <table:table-cell office:value-type="float" office:value="1.43759" calcext:value-type="float">
            <text:p>1.437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NaOH</text:p>
          </table:table-cell>
          <table:table-cell office:value-type="float" office:value="3.7" calcext:value-type="float">
            <text:p>3.7</text:p>
          </table:table-cell>
          <table:table-cell office:value-type="float" office:value="-15.1055" calcext:value-type="float">
            <text:p>-15.1055</text:p>
          </table:table-cell>
          <table:table-cell office:value-type="float" office:value="-14.181" calcext:value-type="float">
            <text:p>-14.181</text:p>
          </table:table-cell>
          <table:table-cell office:value-type="float" office:value="-13.4425" calcext:value-type="float">
            <text:p>-13.4425</text:p>
          </table:table-cell>
          <table:table-cell office:value-type="float" office:value="-12.8469" calcext:value-type="float">
            <text:p>-12.8469</text:p>
          </table:table-cell>
          <table:table-cell office:value-type="float" office:value="-12.3631" calcext:value-type="float">
            <text:p>-12.3631</text:p>
          </table:table-cell>
          <table:table-cell office:value-type="float" office:value="-11.9679" calcext:value-type="float">
            <text:p>-11.9679</text:p>
          </table:table-cell>
          <table:table-cell office:value-type="float" office:value="-11.644" calcext:value-type="float">
            <text:p>-11.6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CO2</text:p>
          </table:table-cell>
          <table:table-cell office:value-type="float" office:value="3.7" calcext:value-type="float">
            <text:p>3.7</text:p>
          </table:table-cell>
          <table:table-cell office:value-type="float" office:value="6.58112" calcext:value-type="float">
            <text:p>6.58112</text:p>
          </table:table-cell>
          <table:table-cell office:value-type="float" office:value="6.35256" calcext:value-type="float">
            <text:p>6.35256</text:p>
          </table:table-cell>
          <table:table-cell office:value-type="float" office:value="6.27922" calcext:value-type="float">
            <text:p>6.27922</text:p>
          </table:table-cell>
          <table:table-cell office:value-type="float" office:value="6.31903" calcext:value-type="float">
            <text:p>6.31903</text:p>
          </table:table-cell>
          <table:table-cell office:value-type="float" office:value="6.44236" calcext:value-type="float">
            <text:p>6.44236</text:p>
          </table:table-cell>
          <table:table-cell office:value-type="float" office:value="6.62789" calcext:value-type="float">
            <text:p>6.62789</text:p>
          </table:table-cell>
          <table:table-cell office:value-type="float" office:value="6.86" calcext:value-type="float">
            <text:p>6.8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CO3-2</text:p>
          </table:table-cell>
          <table:table-cell office:value-type="float" office:value="3.7" calcext:value-type="float">
            <text:p>3.7</text:p>
          </table:table-cell>
          <table:table-cell office:value-type="float" office:value="-10.6179" calcext:value-type="float">
            <text:p>-10.6179</text:p>
          </table:table-cell>
          <table:table-cell office:value-type="float" office:value="-10.3297" calcext:value-type="float">
            <text:p>-10.3297</text:p>
          </table:table-cell>
          <table:table-cell office:value-type="float" office:value="-10.1725" calcext:value-type="float">
            <text:p>-10.1725</text:p>
          </table:table-cell>
          <table:table-cell office:value-type="float" office:value="-10.1117" calcext:value-type="float">
            <text:p>-10.1117</text:p>
          </table:table-cell>
          <table:table-cell office:value-type="float" office:value="-10.1231" calcext:value-type="float">
            <text:p>-10.1231</text:p>
          </table:table-cell>
          <table:table-cell office:value-type="float" office:value="-10.189" calcext:value-type="float">
            <text:p>-10.189</text:p>
          </table:table-cell>
          <table:table-cell office:value-type="float" office:value="-10.2964" calcext:value-type="float">
            <text:p>-10.29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CH4</text:p>
          </table:table-cell>
          <table:table-cell office:value-type="float" office:value="3.7" calcext:value-type="float">
            <text:p>3.7</text:p>
          </table:table-cell>
          <table:table-cell office:value-type="float" office:value="59.3528" calcext:value-type="float">
            <text:p>59.3528</text:p>
          </table:table-cell>
          <table:table-cell office:value-type="float" office:value="55.1466" calcext:value-type="float">
            <text:p>55.1466</text:p>
          </table:table-cell>
          <table:table-cell office:value-type="float" office:value="51.7738" calcext:value-type="float">
            <text:p>51.7738</text:p>
          </table:table-cell>
          <table:table-cell office:value-type="float" office:value="49.0417" calcext:value-type="float">
            <text:p>49.0417</text:p>
          </table:table-cell>
          <table:table-cell office:value-type="float" office:value="46.8111" calcext:value-type="float">
            <text:p>46.8111</text:p>
          </table:table-cell>
          <table:table-cell office:value-type="float" office:value="44.9789" calcext:value-type="float">
            <text:p>44.9789</text:p>
          </table:table-cell>
          <table:table-cell office:value-type="float" office:value="43.4676" calcext:value-type="float">
            <text:p>43.46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NH4+</text:p>
          </table:table-cell>
          <table:table-cell office:value-type="float" office:value="3.7" calcext:value-type="float">
            <text:p>3.7</text:p>
          </table:table-cell>
          <table:table-cell office:value-type="float" office:value="159.084" calcext:value-type="float">
            <text:p>159.084</text:p>
          </table:table-cell>
          <table:table-cell office:value-type="float" office:value="146.439" calcext:value-type="float">
            <text:p>146.439</text:p>
          </table:table-cell>
          <table:table-cell office:value-type="float" office:value="135.873" calcext:value-type="float">
            <text:p>135.873</text:p>
          </table:table-cell>
          <table:table-cell office:value-type="float" office:value="126.928" calcext:value-type="float">
            <text:p>126.928</text:p>
          </table:table-cell>
          <table:table-cell office:value-type="float" office:value="119.273" calcext:value-type="float">
            <text:p>119.273</text:p>
          </table:table-cell>
          <table:table-cell office:value-type="float" office:value="112.658" calcext:value-type="float">
            <text:p>112.658</text:p>
          </table:table-cell>
          <table:table-cell office:value-type="float" office:value="106.894" calcext:value-type="float">
            <text:p>106.89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NH3</text:p>
          </table:table-cell>
          <table:table-cell office:value-type="float" office:value="3.7" calcext:value-type="float">
            <text:p>3.7</text:p>
          </table:table-cell>
          <table:table-cell office:value-type="float" office:value="2535.28" calcext:value-type="float">
            <text:p>2535.28</text:p>
          </table:table-cell>
          <table:table-cell office:value-type="float" office:value="2333.79" calcext:value-type="float">
            <text:p>2333.79</text:p>
          </table:table-cell>
          <table:table-cell office:value-type="float" office:value="2165.43" calcext:value-type="float">
            <text:p>2165.43</text:p>
          </table:table-cell>
          <table:table-cell office:value-type="float" office:value="2022.92" calcext:value-type="float">
            <text:p>2022.92</text:p>
          </table:table-cell>
          <table:table-cell office:value-type="float" office:value="1900.96" calcext:value-type="float">
            <text:p>1900.96</text:p>
          </table:table-cell>
          <table:table-cell office:value-type="float" office:value="1795.58" calcext:value-type="float">
            <text:p>1795.58</text:p>
          </table:table-cell>
          <table:table-cell office:value-type="float" office:value="1703.78" calcext:value-type="float">
            <text:p>1703.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N2</text:p>
          </table:table-cell>
          <table:table-cell office:value-type="float" office:value="3.7" calcext:value-type="float">
            <text:p>3.7</text:p>
          </table:table-cell>
          <table:table-cell office:value-type="float" office:value="262.627" calcext:value-type="float">
            <text:p>262.627</text:p>
          </table:table-cell>
          <table:table-cell office:value-type="float" office:value="241.421" calcext:value-type="float">
            <text:p>241.421</text:p>
          </table:table-cell>
          <table:table-cell office:value-type="float" office:value="223.774" calcext:value-type="float">
            <text:p>223.774</text:p>
          </table:table-cell>
          <table:table-cell office:value-type="float" office:value="208.899" calcext:value-type="float">
            <text:p>208.899</text:p>
          </table:table-cell>
          <table:table-cell office:value-type="float" office:value="196.224" calcext:value-type="float">
            <text:p>196.224</text:p>
          </table:table-cell>
          <table:table-cell office:value-type="float" office:value="185.321" calcext:value-type="float">
            <text:p>185.321</text:p>
          </table:table-cell>
          <table:table-cell office:value-type="float" office:value="175.866" calcext:value-type="float">
            <text:p>175.8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S2O3-2</text:p>
          </table:table-cell>
          <table:table-cell office:value-type="float" office:value="3.7" calcext:value-type="float">
            <text:p>3.7</text:p>
          </table:table-cell>
          <table:table-cell office:value-type="float" office:value="69.6304" calcext:value-type="float">
            <text:p>69.6304</text:p>
          </table:table-cell>
          <table:table-cell office:value-type="float" office:value="65.3248" calcext:value-type="float">
            <text:p>65.3248</text:p>
          </table:table-cell>
          <table:table-cell office:value-type="float" office:value="61.9128" calcext:value-type="float">
            <text:p>61.9128</text:p>
          </table:table-cell>
          <table:table-cell office:value-type="float" office:value="59.1856" calcext:value-type="float">
            <text:p>59.1856</text:p>
          </table:table-cell>
          <table:table-cell office:value-type="float" office:value="56.9925" calcext:value-type="float">
            <text:p>56.9925</text:p>
          </table:table-cell>
          <table:table-cell office:value-type="float" office:value="55.2222" calcext:value-type="float">
            <text:p>55.2222</text:p>
          </table:table-cell>
          <table:table-cell office:value-type="float" office:value="53.7911" calcext:value-type="float">
            <text:p>53.79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SO3-2</text:p>
          </table:table-cell>
          <table:table-cell office:value-type="float" office:value="3.7" calcext:value-type="float">
            <text:p>3.7</text:p>
          </table:table-cell>
          <table:table-cell office:value-type="float" office:value="3.65095" calcext:value-type="float">
            <text:p>3.65095</text:p>
          </table:table-cell>
          <table:table-cell office:value-type="float" office:value="3.42891" calcext:value-type="float">
            <text:p>3.42891</text:p>
          </table:table-cell>
          <table:table-cell office:value-type="float" office:value="3.26173" calcext:value-type="float">
            <text:p>3.26173</text:p>
          </table:table-cell>
          <table:table-cell office:value-type="float" office:value="3.13613" calcext:value-type="float">
            <text:p>3.13613</text:p>
          </table:table-cell>
          <table:table-cell office:value-type="float" office:value="3.04256" calcext:value-type="float">
            <text:p>3.04256</text:p>
          </table:table-cell>
          <table:table-cell office:value-type="float" office:value="2.97403" calcext:value-type="float">
            <text:p>2.97403</text:p>
          </table:table-cell>
          <table:table-cell office:value-type="float" office:value="2.92533" calcext:value-type="float">
            <text:p>2.925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HSO3-</text:p>
          </table:table-cell>
          <table:table-cell office:value-type="float" office:value="3.7" calcext:value-type="float">
            <text:p>3.7</text:p>
          </table:table-cell>
          <table:table-cell office:value-type="float" office:value="21.7339" calcext:value-type="float">
            <text:p>21.7339</text:p>
          </table:table-cell>
          <table:table-cell office:value-type="float" office:value="20.9362" calcext:value-type="float">
            <text:p>20.9362</text:p>
          </table:table-cell>
          <table:table-cell office:value-type="float" office:value="20.4374" calcext:value-type="float">
            <text:p>20.4374</text:p>
          </table:table-cell>
          <table:table-cell office:value-type="float" office:value="20.1606" calcext:value-type="float">
            <text:p>20.1606</text:p>
          </table:table-cell>
          <table:table-cell office:value-type="float" office:value="20.051" calcext:value-type="float">
            <text:p>20.051</text:p>
          </table:table-cell>
          <table:table-cell office:value-type="float" office:value="20.0689" calcext:value-type="float">
            <text:p>20.0689</text:p>
          </table:table-cell>
          <table:table-cell office:value-type="float" office:value="20.1851" calcext:value-type="float">
            <text:p>20.18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HSO4-</text:p>
          </table:table-cell>
          <table:table-cell office:value-type="float" office:value="3.7" calcext:value-type="float">
            <text:p>3.7</text:p>
          </table:table-cell>
          <table:table-cell office:value-type="float" office:value="1.72047" calcext:value-type="float">
            <text:p>1.72047</text:p>
          </table:table-cell>
          <table:table-cell office:value-type="float" office:value="1.98897" calcext:value-type="float">
            <text:p>1.98897</text:p>
          </table:table-cell>
          <table:table-cell office:value-type="float" office:value="2.31388" calcext:value-type="float">
            <text:p>2.31388</text:p>
          </table:table-cell>
          <table:table-cell office:value-type="float" office:value="2.67601" calcext:value-type="float">
            <text:p>2.67601</text:p>
          </table:table-cell>
          <table:table-cell office:value-type="float" office:value="3.06224" calcext:value-type="float">
            <text:p>3.06224</text:p>
          </table:table-cell>
          <table:table-cell office:value-type="float" office:value="3.46347" calcext:value-type="float">
            <text:p>3.46347</text:p>
          </table:table-cell>
          <table:table-cell office:value-type="float" office:value="3.87328" calcext:value-type="float">
            <text:p>3.873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HS-</text:p>
          </table:table-cell>
          <table:table-cell office:value-type="float" office:value="3.7" calcext:value-type="float">
            <text:p>3.7</text:p>
          </table:table-cell>
          <table:table-cell office:value-type="float" office:value="65.093" calcext:value-type="float">
            <text:p>65.093</text:p>
          </table:table-cell>
          <table:table-cell office:value-type="float" office:value="60.9867" calcext:value-type="float">
            <text:p>60.9867</text:p>
          </table:table-cell>
          <table:table-cell office:value-type="float" office:value="57.6765" calcext:value-type="float">
            <text:p>57.6765</text:p>
          </table:table-cell>
          <table:table-cell office:value-type="float" office:value="54.9792" calcext:value-type="float">
            <text:p>54.9792</text:p>
          </table:table-cell>
          <table:table-cell office:value-type="float" office:value="52.7624" calcext:value-type="float">
            <text:p>52.7624</text:p>
          </table:table-cell>
          <table:table-cell office:value-type="float" office:value="50.9282" calcext:value-type="float">
            <text:p>50.9282</text:p>
          </table:table-cell>
          <table:table-cell office:value-type="float" office:value="49.4025" calcext:value-type="float">
            <text:p>49.40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H2S</text:p>
          </table:table-cell>
          <table:table-cell office:value-type="float" office:value="3.7" calcext:value-type="float">
            <text:p>3.7</text:p>
          </table:table-cell>
          <table:table-cell office:value-type="float" office:value="918.715" calcext:value-type="float">
            <text:p>918.715</text:p>
          </table:table-cell>
          <table:table-cell office:value-type="float" office:value="860.805" calcext:value-type="float">
            <text:p>860.805</text:p>
          </table:table-cell>
          <table:table-cell office:value-type="float" office:value="814.197" calcext:value-type="float">
            <text:p>814.197</text:p>
          </table:table-cell>
          <table:table-cell office:value-type="float" office:value="776.288" calcext:value-type="float">
            <text:p>776.288</text:p>
          </table:table-cell>
          <table:table-cell office:value-type="float" office:value="745.195" calcext:value-type="float">
            <text:p>745.195</text:p>
          </table:table-cell>
          <table:table-cell office:value-type="float" office:value="719.525" calcext:value-type="float">
            <text:p>719.525</text:p>
          </table:table-cell>
          <table:table-cell office:value-type="float" office:value="698.226" calcext:value-type="float">
            <text:p>698.2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S-2</text:p>
          </table:table-cell>
          <table:table-cell office:value-type="float" office:value="3.7" calcext:value-type="float">
            <text:p>3.7</text:p>
          </table:table-cell>
          <table:table-cell office:value-type="float" office:value="890.554" calcext:value-type="float">
            <text:p>890.554</text:p>
          </table:table-cell>
          <table:table-cell office:value-type="float" office:value="834.806" calcext:value-type="float">
            <text:p>834.806</text:p>
          </table:table-cell>
          <table:table-cell office:value-type="float" office:value="789.933" calcext:value-type="float">
            <text:p>789.933</text:p>
          </table:table-cell>
          <table:table-cell office:value-type="float" office:value="753.43" calcext:value-type="float">
            <text:p>753.43</text:p>
          </table:table-cell>
          <table:table-cell office:value-type="float" office:value="723.486" calcext:value-type="float">
            <text:p>723.486</text:p>
          </table:table-cell>
          <table:table-cell office:value-type="float" office:value="698.761" calcext:value-type="float">
            <text:p>698.761</text:p>
          </table:table-cell>
          <table:table-cell office:value-type="float" office:value="678.242" calcext:value-type="float">
            <text:p>678.2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OH-</text:p>
          </table:table-cell>
          <table:table-cell office:value-type="float" office:value="3.7" calcext:value-type="float">
            <text:p>3.7</text:p>
          </table:table-cell>
          <table:table-cell office:value-type="float" office:value="-14.9396" calcext:value-type="float">
            <text:p>-14.9396</text:p>
          </table:table-cell>
          <table:table-cell office:value-type="float" office:value="-14.0001" calcext:value-type="float">
            <text:p>-14.0001</text:p>
          </table:table-cell>
          <table:table-cell office:value-type="float" office:value="-13.2778" calcext:value-type="float">
            <text:p>-13.2778</text:p>
          </table:table-cell>
          <table:table-cell office:value-type="float" office:value="-12.7207" calcext:value-type="float">
            <text:p>-12.7207</text:p>
          </table:table-cell>
          <table:table-cell office:value-type="float" office:value="-12.2915" calcext:value-type="float">
            <text:p>-12.2915</text:p>
          </table:table-cell>
          <table:table-cell office:value-type="float" office:value="-11.9627" calcext:value-type="float">
            <text:p>-11.9627</text:p>
          </table:table-cell>
          <table:table-cell office:value-type="float" office:value="-11.7139" calcext:value-type="float">
            <text:p>-11.71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H2</text:p>
          </table:table-cell>
          <table:table-cell office:value-type="float" office:value="3.7" calcext:value-type="float">
            <text:p>3.7</text:p>
          </table:table-cell>
          <table:table-cell office:value-type="float" office:value="3.81896" calcext:value-type="float">
            <text:p>3.81896</text:p>
          </table:table-cell>
          <table:table-cell office:value-type="float" office:value="3.72011" calcext:value-type="float">
            <text:p>3.72011</text:p>
          </table:table-cell>
          <table:table-cell office:value-type="float" office:value="3.69316" calcext:value-type="float">
            <text:p>3.69316</text:p>
          </table:table-cell>
          <table:table-cell office:value-type="float" office:value="3.71855" calcext:value-type="float">
            <text:p>3.71855</text:p>
          </table:table-cell>
          <table:table-cell office:value-type="float" office:value="3.7825" calcext:value-type="float">
            <text:p>3.7825</text:p>
          </table:table-cell>
          <table:table-cell office:value-type="float" office:value="3.87511" calcext:value-type="float">
            <text:p>3.87511</text:p>
          </table:table-cell>
          <table:table-cell office:value-type="float" office:value="3.98913" calcext:value-type="float">
            <text:p>3.989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O2</text:p>
          </table:table-cell>
          <table:table-cell office:value-type="float" office:value="3.7" calcext:value-type="float">
            <text:p>3.7</text:p>
          </table:table-cell>
          <table:table-cell office:value-type="float" office:value="-108.587" calcext:value-type="float">
            <text:p>-108.587</text:p>
          </table:table-cell>
          <table:table-cell office:value-type="float" office:value="-99.6332" calcext:value-type="float">
            <text:p>-99.6332</text:p>
          </table:table-cell>
          <table:table-cell office:value-type="float" office:value="-92.0363" calcext:value-type="float">
            <text:p>-92.0363</text:p>
          </table:table-cell>
          <table:table-cell office:value-type="float" office:value="-85.5062" calcext:value-type="float">
            <text:p>-85.5062</text:p>
          </table:table-cell>
          <table:table-cell office:value-type="float" office:value="-79.8302" calcext:value-type="float">
            <text:p>-79.8302</text:p>
          </table:table-cell>
          <table:table-cell office:value-type="float" office:value="-74.8486" calcext:value-type="float">
            <text:p>-74.8486</text:p>
          </table:table-cell>
          <table:table-cell office:value-type="float" office:value="-70.4394" calcext:value-type="float">
            <text:p>-70.439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CH4(g)</text:p>
          </table:table-cell>
          <table:table-cell office:value-type="string" calcext:value-type="string">
            <text:p>CH4 </text:p>
          </table:table-cell>
          <table:table-cell office:value-type="float" office:value="3.7" calcext:value-type="float">
            <text:p>3.7</text:p>
          </table:table-cell>
          <table:table-cell office:value-type="float" office:value="-887.687" calcext:value-type="float">
            <text:p>-887.687</text:p>
          </table:table-cell>
          <table:table-cell office:value-type="float" office:value="-824.335" calcext:value-type="float">
            <text:p>-824.335</text:p>
          </table:table-cell>
          <table:table-cell office:value-type="float" office:value="-773.607" calcext:value-type="float">
            <text:p>-773.607</text:p>
          </table:table-cell>
          <table:table-cell office:value-type="float" office:value="-732.579" calcext:value-type="float">
            <text:p>-732.579</text:p>
          </table:table-cell>
          <table:table-cell office:value-type="float" office:value="-699.14" calcext:value-type="float">
            <text:p>-699.14</text:p>
          </table:table-cell>
          <table:table-cell office:value-type="float" office:value="-671.728" calcext:value-type="float">
            <text:p>-671.728</text:p>
          </table:table-cell>
          <table:table-cell office:value-type="float" office:value="-649.167" calcext:value-type="float">
            <text:p>-649.1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CO2(g)</text:p>
          </table:table-cell>
          <table:table-cell office:value-type="string" calcext:value-type="string">
            <text:p>CO2 </text:p>
          </table:table-cell>
          <table:table-cell office:value-type="float" office:value="3.7" calcext:value-type="float">
            <text:p>3.7</text:p>
          </table:table-cell>
          <table:table-cell office:value-type="float" office:value="7.67413" calcext:value-type="float">
            <text:p>7.67413</text:p>
          </table:table-cell>
          <table:table-cell office:value-type="float" office:value="7.81402" calcext:value-type="float">
            <text:p>7.81402</text:p>
          </table:table-cell>
          <table:table-cell office:value-type="float" office:value="7.98225" calcext:value-type="float">
            <text:p>7.98225</text:p>
          </table:table-cell>
          <table:table-cell office:value-type="float" office:value="8.16912" calcext:value-type="float">
            <text:p>8.16912</text:p>
          </table:table-cell>
          <table:table-cell office:value-type="float" office:value="8.36802" calcext:value-type="float">
            <text:p>8.36802</text:p>
          </table:table-cell>
          <table:table-cell office:value-type="float" office:value="8.57434" calcext:value-type="float">
            <text:p>8.57434</text:p>
          </table:table-cell>
          <table:table-cell office:value-type="float" office:value="8.78485" calcext:value-type="float">
            <text:p>8.784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H2(g)</text:p>
          </table:table-cell>
          <table:table-cell office:value-type="string" calcext:value-type="string">
            <text:p>H2 <text:s/></text:p>
          </table:table-cell>
          <table:table-cell office:value-type="float" office:value="3.7" calcext:value-type="float">
            <text:p>3.7</text:p>
          </table:table-cell>
          <table:table-cell office:value-type="float" office:value="-12.2628" calcext:value-type="float">
            <text:p>-12.2628</text:p>
          </table:table-cell>
          <table:table-cell office:value-type="float" office:value="-11.7745" calcext:value-type="float">
            <text:p>-11.7745</text:p>
          </table:table-cell>
          <table:table-cell office:value-type="float" office:value="-11.635" calcext:value-type="float">
            <text:p>-11.635</text:p>
          </table:table-cell>
          <table:table-cell office:value-type="float" office:value="-11.7495" calcext:value-type="float">
            <text:p>-11.7495</text:p>
          </table:table-cell>
          <table:table-cell office:value-type="float" office:value="-12.0512" calcext:value-type="float">
            <text:p>-12.0512</text:p>
          </table:table-cell>
          <table:table-cell office:value-type="float" office:value="-12.4922" calcext:value-type="float">
            <text:p>-12.4922</text:p>
          </table:table-cell>
          <table:table-cell office:value-type="float" office:value="-13.0372" calcext:value-type="float">
            <text:p>-13.03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O2(g)</text:p>
          </table:table-cell>
          <table:table-cell office:value-type="string" calcext:value-type="string">
            <text:p>O2 <text:s/></text:p>
          </table:table-cell>
          <table:table-cell office:value-type="float" office:value="3.7" calcext:value-type="float">
            <text:p>3.7</text:p>
          </table:table-cell>
          <table:table-cell office:value-type="float" office:value="-648.882" calcext:value-type="float">
            <text:p>-648.882</text:p>
          </table:table-cell>
          <table:table-cell office:value-type="float" office:value="-594.92" calcext:value-type="float">
            <text:p>-594.92</text:p>
          </table:table-cell>
          <table:table-cell office:value-type="float" office:value="-549.206" calcext:value-type="float">
            <text:p>-549.206</text:p>
          </table:table-cell>
          <table:table-cell office:value-type="float" office:value="-509.972" calcext:value-type="float">
            <text:p>-509.972</text:p>
          </table:table-cell>
          <table:table-cell office:value-type="float" office:value="-475.921" calcext:value-type="float">
            <text:p>-475.921</text:p>
          </table:table-cell>
          <table:table-cell office:value-type="float" office:value="-446.081" calcext:value-type="float">
            <text:p>-446.081</text:p>
          </table:table-cell>
          <table:table-cell office:value-type="float" office:value="-419.709" calcext:value-type="float">
            <text:p>-419.7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H2S(g)</text:p>
          </table:table-cell>
          <table:table-cell office:value-type="string" calcext:value-type="string">
            <text:p>H2S </text:p>
          </table:table-cell>
          <table:table-cell office:value-type="float" office:value="3.7" calcext:value-type="float">
            <text:p>3.7</text:p>
          </table:table-cell>
          <table:table-cell office:value-type="float" office:value="-903.245" calcext:value-type="float">
            <text:p>-903.245</text:p>
          </table:table-cell>
          <table:table-cell office:value-type="float" office:value="-845.854" calcext:value-type="float">
            <text:p>-845.854</text:p>
          </table:table-cell>
          <table:table-cell office:value-type="float" office:value="-799.549" calcext:value-type="float">
            <text:p>-799.549</text:p>
          </table:table-cell>
          <table:table-cell office:value-type="float" office:value="-761.783" calcext:value-type="float">
            <text:p>-761.783</text:p>
          </table:table-cell>
          <table:table-cell office:value-type="float" office:value="-730.712" calcext:value-type="float">
            <text:p>-730.712</text:p>
          </table:table-cell>
          <table:table-cell office:value-type="float" office:value="-704.974" calcext:value-type="float">
            <text:p>-704.974</text:p>
          </table:table-cell>
          <table:table-cell office:value-type="float" office:value="-683.537" calcext:value-type="float">
            <text:p>-683.5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N2(g)</text:p>
          </table:table-cell>
          <table:table-cell office:value-type="string" calcext:value-type="string">
            <text:p>N2 <text:s/></text:p>
          </table:table-cell>
          <table:table-cell office:value-type="float" office:value="3.7" calcext:value-type="float">
            <text:p>3.7</text:p>
          </table:table-cell>
          <table:table-cell office:value-type="float" office:value="-4724.3" calcext:value-type="float">
            <text:p>-4724.3</text:p>
          </table:table-cell>
          <table:table-cell office:value-type="float" office:value="-4342.38" calcext:value-type="float">
            <text:p>-4342.38</text:p>
          </table:table-cell>
          <table:table-cell office:value-type="float" office:value="-4024.63" calcext:value-type="float">
            <text:p>-4024.63</text:p>
          </table:table-cell>
          <table:table-cell office:value-type="float" office:value="-3756.86" calcext:value-type="float">
            <text:p>-3756.86</text:p>
          </table:table-cell>
          <table:table-cell office:value-type="float" office:value="-3528.74" calcext:value-type="float">
            <text:p>-3528.74</text:p>
          </table:table-cell>
          <table:table-cell office:value-type="float" office:value="-3332.55" calcext:value-type="float">
            <text:p>-3332.55</text:p>
          </table:table-cell>
          <table:table-cell office:value-type="float" office:value="-3162.44" calcext:value-type="float">
            <text:p>-3162.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SiO2am</text:p>
          </table:table-cell>
          <table:table-cell office:value-type="string" calcext:value-type="string">
            <text:p>SiO2 </text:p>
          </table:table-cell>
          <table:table-cell office:value-type="float" office:value="3.7" calcext:value-type="float">
            <text:p>3.7</text:p>
          </table:table-cell>
          <table:table-cell office:value-type="float" office:value="-1.65862" calcext:value-type="float">
            <text:p>-1.65862</text:p>
          </table:table-cell>
          <table:table-cell office:value-type="float" office:value="-1.47615" calcext:value-type="float">
            <text:p>-1.47615</text:p>
          </table:table-cell>
          <table:table-cell office:value-type="float" office:value="-1.32349" calcext:value-type="float">
            <text:p>-1.32349</text:p>
          </table:table-cell>
          <table:table-cell office:value-type="float" office:value="-1.19412" calcext:value-type="float">
            <text:p>-1.19412</text:p>
          </table:table-cell>
          <table:table-cell office:value-type="float" office:value="-1.08326" calcext:value-type="float">
            <text:p>-1.08326</text:p>
          </table:table-cell>
          <table:table-cell office:value-type="float" office:value="-0.987343" calcext:value-type="float">
            <text:p>-0.987343</text:p>
          </table:table-cell>
          <table:table-cell office:value-type="float" office:value="-0.90367" calcext:value-type="float">
            <text:p>-0.903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CSHtob1</text:p>
          </table:table-cell>
          <table:table-cell office:value-type="string" calcext:value-type="string">
            <text:p>(CaO)2(SiO2)2.4(H2O)3.2 </text:p>
          </table:table-cell>
          <table:table-cell office:value-type="float" office:value="3.7" calcext:value-type="float">
            <text:p>3.7</text:p>
          </table:table-cell>
          <table:table-cell office:value-type="float" office:value="20.2028" calcext:value-type="float">
            <text:p>20.2028</text:p>
          </table:table-cell>
          <table:table-cell office:value-type="float" office:value="19.1968" calcext:value-type="float">
            <text:p>19.1968</text:p>
          </table:table-cell>
          <table:table-cell office:value-type="float" office:value="18.5896" calcext:value-type="float">
            <text:p>18.5896</text:p>
          </table:table-cell>
          <table:table-cell office:value-type="float" office:value="18.2777" calcext:value-type="float">
            <text:p>18.2777</text:p>
          </table:table-cell>
          <table:table-cell office:value-type="float" office:value="18.1878" calcext:value-type="float">
            <text:p>18.1878</text:p>
          </table:table-cell>
          <table:table-cell office:value-type="float" office:value="18.2667" calcext:value-type="float">
            <text:p>18.2667</text:p>
          </table:table-cell>
          <table:table-cell office:value-type="float" office:value="18.4753" calcext:value-type="float">
            <text:p>18.47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CSHjen</text:p>
          </table:table-cell>
          <table:table-cell office:value-type="string" calcext:value-type="string">
            <text:p>(CaO)5/3(SiO2)(H2O)21/10 </text:p>
          </table:table-cell>
          <table:table-cell office:value-type="float" office:value="3.7" calcext:value-type="float">
            <text:p>3.7</text:p>
          </table:table-cell>
          <table:table-cell office:value-type="float" office:value="13.5009" calcext:value-type="float">
            <text:p>13.5009</text:p>
          </table:table-cell>
          <table:table-cell office:value-type="float" office:value="13.1596" calcext:value-type="float">
            <text:p>13.1596</text:p>
          </table:table-cell>
          <table:table-cell office:value-type="float" office:value="13.0864" calcext:value-type="float">
            <text:p>13.0864</text:p>
          </table:table-cell>
          <table:table-cell office:value-type="float" office:value="13.2083" calcext:value-type="float">
            <text:p>13.2083</text:p>
          </table:table-cell>
          <table:table-cell office:value-type="float" office:value="13.4735" calcext:value-type="float">
            <text:p>13.4735</text:p>
          </table:table-cell>
          <table:table-cell office:value-type="float" office:value="13.845" calcext:value-type="float">
            <text:p>13.845</text:p>
          </table:table-cell>
          <table:table-cell office:value-type="float" office:value="14.2958" calcext:value-type="float">
            <text:p>14.29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CSHtob2</text:p>
          </table:table-cell>
          <table:table-cell office:value-type="string" calcext:value-type="string">
            <text:p>(CaO)5/6(SiO2)(H2O)4/3</text:p>
          </table:table-cell>
          <table:table-cell office:value-type="float" office:value="3.7" calcext:value-type="float">
            <text:p>3.7</text:p>
          </table:table-cell>
          <table:table-cell office:value-type="float" office:value="8.41984" calcext:value-type="float">
            <text:p>8.41984</text:p>
          </table:table-cell>
          <table:table-cell office:value-type="float" office:value="8.00053" calcext:value-type="float">
            <text:p>8.00053</text:p>
          </table:table-cell>
          <table:table-cell office:value-type="float" office:value="7.74738" calcext:value-type="float">
            <text:p>7.74738</text:p>
          </table:table-cell>
          <table:table-cell office:value-type="float" office:value="7.6173" calcext:value-type="float">
            <text:p>7.6173</text:p>
          </table:table-cell>
          <table:table-cell office:value-type="float" office:value="7.57974" calcext:value-type="float">
            <text:p>7.57974</text:p>
          </table:table-cell>
          <table:table-cell office:value-type="float" office:value="7.61255" calcext:value-type="float">
            <text:p>7.61255</text:p>
          </table:table-cell>
          <table:table-cell office:value-type="float" office:value="7.69937" calcext:value-type="float">
            <text:p>7.699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C2AH8</text:p>
          </table:table-cell>
          <table:table-cell office:value-type="string" calcext:value-type="string">
            <text:p>Ca2Al2(OH)10(H2O)3 </text:p>
          </table:table-cell>
          <table:table-cell office:value-type="float" office:value="3.7" calcext:value-type="float">
            <text:p>3.7</text:p>
          </table:table-cell>
          <table:table-cell office:value-type="float" office:value="39.9266" calcext:value-type="float">
            <text:p>39.9266</text:p>
          </table:table-cell>
          <table:table-cell office:value-type="float" office:value="36.4354" calcext:value-type="float">
            <text:p>36.4354</text:p>
          </table:table-cell>
          <table:table-cell office:value-type="float" office:value="33.6656" calcext:value-type="float">
            <text:p>33.6656</text:p>
          </table:table-cell>
          <table:table-cell office:value-type="float" office:value="31.4489" calcext:value-type="float">
            <text:p>31.4489</text:p>
          </table:table-cell>
          <table:table-cell office:value-type="float" office:value="29.6635" calcext:value-type="float">
            <text:p>29.6635</text:p>
          </table:table-cell>
          <table:table-cell office:value-type="float" office:value="28.2199" calcext:value-type="float">
            <text:p>28.2199</text:p>
          </table:table-cell>
          <table:table-cell office:value-type="float" office:value="27.0504" calcext:value-type="float">
            <text:p>27.05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C2FH8</text:p>
          </table:table-cell>
          <table:table-cell office:value-type="string" calcext:value-type="string">
            <text:p>Ca2Fe2(OH)10(H2O)3 </text:p>
          </table:table-cell>
          <table:table-cell office:value-type="float" office:value="3.7" calcext:value-type="float">
            <text:p>3.7</text:p>
          </table:table-cell>
          <table:table-cell office:value-type="float" office:value="19.2273" calcext:value-type="float">
            <text:p>19.2273</text:p>
          </table:table-cell>
          <table:table-cell office:value-type="float" office:value="17.5965" calcext:value-type="float">
            <text:p>17.5965</text:p>
          </table:table-cell>
          <table:table-cell office:value-type="float" office:value="16.5101" calcext:value-type="float">
            <text:p>16.5101</text:p>
          </table:table-cell>
          <table:table-cell office:value-type="float" office:value="15.8297" calcext:value-type="float">
            <text:p>15.8297</text:p>
          </table:table-cell>
          <table:table-cell office:value-type="float" office:value="15.457" calcext:value-type="float">
            <text:p>15.457</text:p>
          </table:table-cell>
          <table:table-cell office:value-type="float" office:value="15.3203" calcext:value-type="float">
            <text:p>15.3203</text:p>
          </table:table-cell>
          <table:table-cell office:value-type="float" office:value="15.3667" calcext:value-type="float">
            <text:p>15.36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hydrogarnet-OH</text:p>
          </table:table-cell>
          <table:table-cell office:value-type="string" calcext:value-type="string">
            <text:p>(CaO)3(Al2O3)(H2O)6 </text:p>
          </table:table-cell>
          <table:table-cell office:value-type="float" office:value="3.7" calcext:value-type="float">
            <text:p>3.7</text:p>
          </table:table-cell>
          <table:table-cell office:value-type="float" office:value="46.6834" calcext:value-type="float">
            <text:p>46.6834</text:p>
          </table:table-cell>
          <table:table-cell office:value-type="float" office:value="43.7121" calcext:value-type="float">
            <text:p>43.7121</text:p>
          </table:table-cell>
          <table:table-cell office:value-type="float" office:value="41.5279" calcext:value-type="float">
            <text:p>41.5279</text:p>
          </table:table-cell>
          <table:table-cell office:value-type="float" office:value="39.9378" calcext:value-type="float">
            <text:p>39.9378</text:p>
          </table:table-cell>
          <table:table-cell office:value-type="float" office:value="38.8035" calcext:value-type="float">
            <text:p>38.8035</text:p>
          </table:table-cell>
          <table:table-cell office:value-type="float" office:value="38.0239" calcext:value-type="float">
            <text:p>38.0239</text:p>
          </table:table-cell>
          <table:table-cell office:value-type="float" office:value="37.5236" calcext:value-type="float">
            <text:p>37.52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hydrogarnet-Fe</text:p>
          </table:table-cell>
          <table:table-cell office:value-type="string" calcext:value-type="string">
            <text:p>(CaO)3(Fe2O3)(H2O)6 </text:p>
          </table:table-cell>
          <table:table-cell office:value-type="float" office:value="3.7" calcext:value-type="float">
            <text:p>3.7</text:p>
          </table:table-cell>
          <table:table-cell office:value-type="float" office:value="26.371" calcext:value-type="float">
            <text:p>26.371</text:p>
          </table:table-cell>
          <table:table-cell office:value-type="float" office:value="25.1551" calcext:value-type="float">
            <text:p>25.1551</text:p>
          </table:table-cell>
          <table:table-cell office:value-type="float" office:value="24.5656" calcext:value-type="float">
            <text:p>24.5656</text:p>
          </table:table-cell>
          <table:table-cell office:value-type="float" office:value="24.4361" calcext:value-type="float">
            <text:p>24.4361</text:p>
          </table:table-cell>
          <table:table-cell office:value-type="float" office:value="24.6488" calcext:value-type="float">
            <text:p>24.6488</text:p>
          </table:table-cell>
          <table:table-cell office:value-type="float" office:value="25.119" calcext:value-type="float">
            <text:p>25.119</text:p>
          </table:table-cell>
          <table:table-cell office:value-type="float" office:value="25.7841" calcext:value-type="float">
            <text:p>25.78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C4AH13</text:p>
          </table:table-cell>
          <table:table-cell office:value-type="string" calcext:value-type="string">
            <text:p>Ca4Al2(OH)14(H2O)6 </text:p>
          </table:table-cell>
          <table:table-cell office:value-type="float" office:value="3.7" calcext:value-type="float">
            <text:p>3.7</text:p>
          </table:table-cell>
          <table:table-cell office:value-type="float" office:value="52.0216" calcext:value-type="float">
            <text:p>52.0216</text:p>
          </table:table-cell>
          <table:table-cell office:value-type="float" office:value="48.2765" calcext:value-type="float">
            <text:p>48.2765</text:p>
          </table:table-cell>
          <table:table-cell office:value-type="float" office:value="45.5474" calcext:value-type="float">
            <text:p>45.5474</text:p>
          </table:table-cell>
          <table:table-cell office:value-type="float" office:value="43.5842" calcext:value-type="float">
            <text:p>43.5842</text:p>
          </table:table-cell>
          <table:table-cell office:value-type="float" office:value="42.2077" calcext:value-type="float">
            <text:p>42.2077</text:p>
          </table:table-cell>
          <table:table-cell office:value-type="float" office:value="41.2871" calcext:value-type="float">
            <text:p>41.2871</text:p>
          </table:table-cell>
          <table:table-cell office:value-type="float" office:value="40.7249" calcext:value-type="float">
            <text:p>40.72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C4FH13</text:p>
          </table:table-cell>
          <table:table-cell office:value-type="string" calcext:value-type="string">
            <text:p>Ca4Fe2(OH)14(H2O)6 </text:p>
          </table:table-cell>
          <table:table-cell office:value-type="float" office:value="3.7" calcext:value-type="float">
            <text:p>3.7</text:p>
          </table:table-cell>
          <table:table-cell office:value-type="float" office:value="31.2764" calcext:value-type="float">
            <text:p>31.2764</text:p>
          </table:table-cell>
          <table:table-cell office:value-type="float" office:value="29.3955" calcext:value-type="float">
            <text:p>29.3955</text:p>
          </table:table-cell>
          <table:table-cell office:value-type="float" office:value="28.3532" calcext:value-type="float">
            <text:p>28.3532</text:p>
          </table:table-cell>
          <table:table-cell office:value-type="float" office:value="27.9294" calcext:value-type="float">
            <text:p>27.9294</text:p>
          </table:table-cell>
          <table:table-cell office:value-type="float" office:value="27.9683" calcext:value-type="float">
            <text:p>27.9683</text:p>
          </table:table-cell>
          <table:table-cell office:value-type="float" office:value="28.3572" calcext:value-type="float">
            <text:p>28.3572</text:p>
          </table:table-cell>
          <table:table-cell office:value-type="float" office:value="29.0131" calcext:value-type="float">
            <text:p>29.01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Ettringite</text:p>
          </table:table-cell>
          <table:table-cell office:value-type="string" calcext:value-type="string">
            <text:p>Ca6Al2(SO4)3(OH)12(H2O)26 </text:p>
          </table:table-cell>
          <table:table-cell office:value-type="float" office:value="3.7" calcext:value-type="float">
            <text:p>3.7</text:p>
          </table:table-cell>
          <table:table-cell office:value-type="float" office:value="74.0912" calcext:value-type="float">
            <text:p>74.0912</text:p>
          </table:table-cell>
          <table:table-cell office:value-type="float" office:value="67.7185" calcext:value-type="float">
            <text:p>67.7185</text:p>
          </table:table-cell>
          <table:table-cell office:value-type="float" office:value="62.8787" calcext:value-type="float">
            <text:p>62.8787</text:p>
          </table:table-cell>
          <table:table-cell office:value-type="float" office:value="59.2023" calcext:value-type="float">
            <text:p>59.2023</text:p>
          </table:table-cell>
          <table:table-cell office:value-type="float" office:value="56.4239" calcext:value-type="float">
            <text:p>56.4239</text:p>
          </table:table-cell>
          <table:table-cell office:value-type="float" office:value="54.3489" calcext:value-type="float">
            <text:p>54.3489</text:p>
          </table:table-cell>
          <table:table-cell office:value-type="float" office:value="52.8316" calcext:value-type="float">
            <text:p>52.83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tricarboaluminate</text:p>
          </table:table-cell>
          <table:table-cell office:value-type="string" calcext:value-type="string">
            <text:p>Ca6Al2(CO3)3(OH)12(H2O)26 </text:p>
          </table:table-cell>
          <table:table-cell office:value-type="float" office:value="3.7" calcext:value-type="float">
            <text:p>3.7</text:p>
          </table:table-cell>
          <table:table-cell office:value-type="float" office:value="75.0943" calcext:value-type="float">
            <text:p>75.0943</text:p>
          </table:table-cell>
          <table:table-cell office:value-type="float" office:value="69.3548" calcext:value-type="float">
            <text:p>69.3548</text:p>
          </table:table-cell>
          <table:table-cell office:value-type="float" office:value="65.0558" calcext:value-type="float">
            <text:p>65.0558</text:p>
          </table:table-cell>
          <table:table-cell office:value-type="float" office:value="61.847" calcext:value-type="float">
            <text:p>61.847</text:p>
          </table:table-cell>
          <table:table-cell office:value-type="float" office:value="59.4777" calcext:value-type="float">
            <text:p>59.4777</text:p>
          </table:table-cell>
          <table:table-cell office:value-type="float" office:value="57.7639" calcext:value-type="float">
            <text:p>57.7639</text:p>
          </table:table-cell>
          <table:table-cell office:value-type="float" office:value="56.5683" calcext:value-type="float">
            <text:p>56.56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ettringite-Fe</text:p>
          </table:table-cell>
          <table:table-cell office:value-type="string" calcext:value-type="string">
            <text:p>Ca6Fe2(SO4)3(OH)12(H2O)26 </text:p>
          </table:table-cell>
          <table:table-cell office:value-type="float" office:value="3.7" calcext:value-type="float">
            <text:p>3.7</text:p>
          </table:table-cell>
          <table:table-cell office:value-type="float" office:value="48.0048" calcext:value-type="float">
            <text:p>48.0048</text:p>
          </table:table-cell>
          <table:table-cell office:value-type="float" office:value="43.9444" calcext:value-type="float">
            <text:p>43.9444</text:p>
          </table:table-cell>
          <table:table-cell office:value-type="float" office:value="41.1697" calcext:value-type="float">
            <text:p>41.1697</text:p>
          </table:table-cell>
          <table:table-cell office:value-type="float" office:value="39.3564" calcext:value-type="float">
            <text:p>39.3564</text:p>
          </table:table-cell>
          <table:table-cell office:value-type="float" office:value="38.2735" calcext:value-type="float">
            <text:p>38.2735</text:p>
          </table:table-cell>
          <table:table-cell office:value-type="float" office:value="37.7527" calcext:value-type="float">
            <text:p>37.7527</text:p>
          </table:table-cell>
          <table:table-cell office:value-type="float" office:value="37.6693" calcext:value-type="float">
            <text:p>37.66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monosulfoaluminate</text:p>
          </table:table-cell>
          <table:table-cell office:value-type="string" calcext:value-type="string">
            <text:p>Ca4Al2(SO4)(OH)12(H2O)6 </text:p>
          </table:table-cell>
          <table:table-cell office:value-type="float" office:value="3.7" calcext:value-type="float">
            <text:p>3.7</text:p>
          </table:table-cell>
          <table:table-cell office:value-type="float" office:value="55.8269" calcext:value-type="float">
            <text:p>55.8269</text:p>
          </table:table-cell>
          <table:table-cell office:value-type="float" office:value="52.1153" calcext:value-type="float">
            <text:p>52.1153</text:p>
          </table:table-cell>
          <table:table-cell office:value-type="float" office:value="49.4167" calcext:value-type="float">
            <text:p>49.4167</text:p>
          </table:table-cell>
          <table:table-cell office:value-type="float" office:value="47.4812" calcext:value-type="float">
            <text:p>47.4812</text:p>
          </table:table-cell>
          <table:table-cell office:value-type="float" office:value="46.1303" calcext:value-type="float">
            <text:p>46.1303</text:p>
          </table:table-cell>
          <table:table-cell office:value-type="float" office:value="45.2334" calcext:value-type="float">
            <text:p>45.2334</text:p>
          </table:table-cell>
          <table:table-cell office:value-type="float" office:value="44.6932" calcext:value-type="float">
            <text:p>44.69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monosulfate-Fe</text:p>
          </table:table-cell>
          <table:table-cell office:value-type="string" calcext:value-type="string">
            <text:p>Ca4Fe2(SO4)(OH)12(H2O)6 </text:p>
          </table:table-cell>
          <table:table-cell office:value-type="float" office:value="3.7" calcext:value-type="float">
            <text:p>3.7</text:p>
          </table:table-cell>
          <table:table-cell office:value-type="float" office:value="35.0223" calcext:value-type="float">
            <text:p>35.0223</text:p>
          </table:table-cell>
          <table:table-cell office:value-type="float" office:value="33.1801" calcext:value-type="float">
            <text:p>33.1801</text:p>
          </table:table-cell>
          <table:table-cell office:value-type="float" office:value="32.1722" calcext:value-type="float">
            <text:p>32.1722</text:p>
          </table:table-cell>
          <table:table-cell office:value-type="float" office:value="31.7793" calcext:value-type="float">
            <text:p>31.7793</text:p>
          </table:table-cell>
          <table:table-cell office:value-type="float" office:value="31.8463" calcext:value-type="float">
            <text:p>31.8463</text:p>
          </table:table-cell>
          <table:table-cell office:value-type="float" office:value="32.2608" calcext:value-type="float">
            <text:p>32.2608</text:p>
          </table:table-cell>
          <table:table-cell office:value-type="float" office:value="32.9403" calcext:value-type="float">
            <text:p>32.94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stratlingite</text:p>
          </table:table-cell>
          <table:table-cell office:value-type="string" calcext:value-type="string">
            <text:p>Ca2Al2SiO2(OH)10(H2O)3 </text:p>
          </table:table-cell>
          <table:table-cell office:value-type="float" office:value="3.7" calcext:value-type="float">
            <text:p>3.7</text:p>
          </table:table-cell>
          <table:table-cell office:value-type="float" office:value="46.2673" calcext:value-type="float">
            <text:p>46.2673</text:p>
          </table:table-cell>
          <table:table-cell office:value-type="float" office:value="42.5718" calcext:value-type="float">
            <text:p>42.5718</text:p>
          </table:table-cell>
          <table:table-cell office:value-type="float" office:value="39.6278" calcext:value-type="float">
            <text:p>39.6278</text:p>
          </table:table-cell>
          <table:table-cell office:value-type="float" office:value="37.2604" calcext:value-type="float">
            <text:p>37.2604</text:p>
          </table:table-cell>
          <table:table-cell office:value-type="float" office:value="35.3435" calcext:value-type="float">
            <text:p>35.3435</text:p>
          </table:table-cell>
          <table:table-cell office:value-type="float" office:value="33.7838" calcext:value-type="float">
            <text:p>33.7838</text:p>
          </table:table-cell>
          <table:table-cell office:value-type="float" office:value="32.511" calcext:value-type="float">
            <text:p>32.5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stratlingite-Fe</text:p>
          </table:table-cell>
          <table:table-cell office:value-type="string" calcext:value-type="string">
            <text:p>Ca2Fe2SiO2(OH)10(H2O)3 </text:p>
          </table:table-cell>
          <table:table-cell office:value-type="float" office:value="3.7" calcext:value-type="float">
            <text:p>3.7</text:p>
          </table:table-cell>
          <table:table-cell office:value-type="float" office:value="25.524" calcext:value-type="float">
            <text:p>25.524</text:p>
          </table:table-cell>
          <table:table-cell office:value-type="float" office:value="23.6926" calcext:value-type="float">
            <text:p>23.6926</text:p>
          </table:table-cell>
          <table:table-cell office:value-type="float" office:value="22.4351" calcext:value-type="float">
            <text:p>22.4351</text:p>
          </table:table-cell>
          <table:table-cell office:value-type="float" office:value="21.6068" calcext:value-type="float">
            <text:p>21.6068</text:p>
          </table:table-cell>
          <table:table-cell office:value-type="float" office:value="21.1048" calcext:value-type="float">
            <text:p>21.1048</text:p>
          </table:table-cell>
          <table:table-cell office:value-type="float" office:value="20.854" calcext:value-type="float">
            <text:p>20.854</text:p>
          </table:table-cell>
          <table:table-cell office:value-type="float" office:value="20.7989" calcext:value-type="float">
            <text:p>20.79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hemicarboaluminate</text:p>
          </table:table-cell>
          <table:table-cell office:value-type="string" calcext:value-type="string">
            <text:p>Ca4Al2(CO3)1/2(OH)13(H2O)11/2 </text:p>
          </table:table-cell>
          <table:table-cell office:value-type="float" office:value="3.7" calcext:value-type="float">
            <text:p>3.7</text:p>
          </table:table-cell>
          <table:table-cell office:value-type="float" office:value="55.7936" calcext:value-type="float">
            <text:p>55.7936</text:p>
          </table:table-cell>
          <table:table-cell office:value-type="float" office:value="51.9991" calcext:value-type="float">
            <text:p>51.9991</text:p>
          </table:table-cell>
          <table:table-cell office:value-type="float" office:value="49.2357" calcext:value-type="float">
            <text:p>49.2357</text:p>
          </table:table-cell>
          <table:table-cell office:value-type="float" office:value="47.2495" calcext:value-type="float">
            <text:p>47.2495</text:p>
          </table:table-cell>
          <table:table-cell office:value-type="float" office:value="45.8586" calcext:value-type="float">
            <text:p>45.8586</text:p>
          </table:table-cell>
          <table:table-cell office:value-type="float" office:value="44.9303" calcext:value-type="float">
            <text:p>44.9303</text:p>
          </table:table-cell>
          <table:table-cell office:value-type="float" office:value="44.3655" calcext:value-type="float">
            <text:p>44.36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Fe-hemicarbonate</text:p>
          </table:table-cell>
          <table:table-cell office:value-type="string" calcext:value-type="string">
            <text:p>Ca4Fe2(CO3)1/2(OH)13(H2O)11/2 </text:p>
          </table:table-cell>
          <table:table-cell office:value-type="float" office:value="3.7" calcext:value-type="float">
            <text:p>3.7</text:p>
          </table:table-cell>
          <table:table-cell office:value-type="float" office:value="35.0234" calcext:value-type="float">
            <text:p>35.0234</text:p>
          </table:table-cell>
          <table:table-cell office:value-type="float" office:value="33.0954" calcext:value-type="float">
            <text:p>33.0954</text:p>
          </table:table-cell>
          <table:table-cell office:value-type="float" office:value="32.0203" calcext:value-type="float">
            <text:p>32.0203</text:p>
          </table:table-cell>
          <table:table-cell office:value-type="float" office:value="31.5746" calcext:value-type="float">
            <text:p>31.5746</text:p>
          </table:table-cell>
          <table:table-cell office:value-type="float" office:value="31.5997" calcext:value-type="float">
            <text:p>31.5997</text:p>
          </table:table-cell>
          <table:table-cell office:value-type="float" office:value="31.9813" calcext:value-type="float">
            <text:p>31.9813</text:p>
          </table:table-cell>
          <table:table-cell office:value-type="float" office:value="32.6348" calcext:value-type="float">
            <text:p>32.6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monocarboaluminate</text:p>
          </table:table-cell>
          <table:table-cell office:value-type="string" calcext:value-type="string">
            <text:p>Ca4Al2(CO3)(OH)12(H2O)5 </text:p>
          </table:table-cell>
          <table:table-cell office:value-type="float" office:value="3.7" calcext:value-type="float">
            <text:p>3.7</text:p>
          </table:table-cell>
          <table:table-cell office:value-type="float" office:value="58.3847" calcext:value-type="float">
            <text:p>58.3847</text:p>
          </table:table-cell>
          <table:table-cell office:value-type="float" office:value="54.3403" calcext:value-type="float">
            <text:p>54.3403</text:p>
          </table:table-cell>
          <table:table-cell office:value-type="float" office:value="51.3732" calcext:value-type="float">
            <text:p>51.3732</text:p>
          </table:table-cell>
          <table:table-cell office:value-type="float" office:value="49.2189" calcext:value-type="float">
            <text:p>49.2189</text:p>
          </table:table-cell>
          <table:table-cell office:value-type="float" office:value="47.688" calcext:value-type="float">
            <text:p>47.688</text:p>
          </table:table-cell>
          <table:table-cell office:value-type="float" office:value="46.6421" calcext:value-type="float">
            <text:p>46.6421</text:p>
          </table:table-cell>
          <table:table-cell office:value-type="float" office:value="45.9778" calcext:value-type="float">
            <text:p>45.97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Fe-monocarbonate</text:p>
          </table:table-cell>
          <table:table-cell office:value-type="string" calcext:value-type="string">
            <text:p>Ca4Fe2(CO3)(OH)12(H2O)5 </text:p>
          </table:table-cell>
          <table:table-cell office:value-type="float" office:value="3.7" calcext:value-type="float">
            <text:p>3.7</text:p>
          </table:table-cell>
          <table:table-cell office:value-type="float" office:value="37.7972" calcext:value-type="float">
            <text:p>37.7972</text:p>
          </table:table-cell>
          <table:table-cell office:value-type="float" office:value="35.4946" calcext:value-type="float">
            <text:p>35.4946</text:p>
          </table:table-cell>
          <table:table-cell office:value-type="float" office:value="34.0995" calcext:value-type="float">
            <text:p>34.0995</text:p>
          </table:table-cell>
          <table:table-cell office:value-type="float" office:value="33.3767" calcext:value-type="float">
            <text:p>33.3767</text:p>
          </table:table-cell>
          <table:table-cell office:value-type="float" office:value="33.1594" calcext:value-type="float">
            <text:p>33.1594</text:p>
          </table:table-cell>
          <table:table-cell office:value-type="float" office:value="33.3268" calcext:value-type="float">
            <text:p>33.3268</text:p>
          </table:table-cell>
          <table:table-cell office:value-type="float" office:value="33.7894" calcext:value-type="float">
            <text:p>33.789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hydrotalciteOH</text:p>
          </table:table-cell>
          <table:table-cell office:value-type="string" calcext:value-type="string">
            <text:p>Mg4Al2(OH)14(H2O)3 </text:p>
          </table:table-cell>
          <table:table-cell office:value-type="float" office:value="3.7" calcext:value-type="float">
            <text:p>3.7</text:p>
          </table:table-cell>
          <table:table-cell office:value-type="float" office:value="83.5855" calcext:value-type="float">
            <text:p>83.5855</text:p>
          </table:table-cell>
          <table:table-cell office:value-type="float" office:value="78.8975" calcext:value-type="float">
            <text:p>78.8975</text:p>
          </table:table-cell>
          <table:table-cell office:value-type="float" office:value="75.3402" calcext:value-type="float">
            <text:p>75.3402</text:p>
          </table:table-cell>
          <table:table-cell office:value-type="float" office:value="72.641" calcext:value-type="float">
            <text:p>72.641</text:p>
          </table:table-cell>
          <table:table-cell office:value-type="float" office:value="70.6039" calcext:value-type="float">
            <text:p>70.6039</text:p>
          </table:table-cell>
          <table:table-cell office:value-type="float" office:value="69.0855" calcext:value-type="float">
            <text:p>69.0855</text:p>
          </table:table-cell>
          <table:table-cell office:value-type="float" office:value="67.9783" calcext:value-type="float">
            <text:p>67.97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hydrotalciteFe</text:p>
          </table:table-cell>
          <table:table-cell office:value-type="string" calcext:value-type="string">
            <text:p>Mg4Fe2(OH)14(H2O)3 </text:p>
          </table:table-cell>
          <table:table-cell office:value-type="float" office:value="3.7" calcext:value-type="float">
            <text:p>3.7</text:p>
          </table:table-cell>
          <table:table-cell office:value-type="float" office:value="62.8152" calcext:value-type="float">
            <text:p>62.8152</text:p>
          </table:table-cell>
          <table:table-cell office:value-type="float" office:value="59.9937" calcext:value-type="float">
            <text:p>59.9937</text:p>
          </table:table-cell>
          <table:table-cell office:value-type="float" office:value="58.1247" calcext:value-type="float">
            <text:p>58.1247</text:p>
          </table:table-cell>
          <table:table-cell office:value-type="float" office:value="56.9659" calcext:value-type="float">
            <text:p>56.9659</text:p>
          </table:table-cell>
          <table:table-cell office:value-type="float" office:value="56.345" calcext:value-type="float">
            <text:p>56.345</text:p>
          </table:table-cell>
          <table:table-cell office:value-type="float" office:value="56.1365" calcext:value-type="float">
            <text:p>56.1365</text:p>
          </table:table-cell>
          <table:table-cell office:value-type="float" office:value="56.2475" calcext:value-type="float">
            <text:p>56.24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CAH10</text:p>
          </table:table-cell>
          <table:table-cell office:value-type="string" calcext:value-type="string">
            <text:p>CaAl2(OH)8(H2O)6 </text:p>
          </table:table-cell>
          <table:table-cell office:value-type="float" office:value="3.7" calcext:value-type="float">
            <text:p>3.7</text:p>
          </table:table-cell>
          <table:table-cell office:value-type="float" office:value="34.3024" calcext:value-type="float">
            <text:p>34.3024</text:p>
          </table:table-cell>
          <table:table-cell office:value-type="float" office:value="30.37" calcext:value-type="float">
            <text:p>30.37</text:p>
          </table:table-cell>
          <table:table-cell office:value-type="float" office:value="27.0848" calcext:value-type="float">
            <text:p>27.0848</text:p>
          </table:table-cell>
          <table:table-cell office:value-type="float" office:value="24.3046" calcext:value-type="float">
            <text:p>24.3046</text:p>
          </table:table-cell>
          <table:table-cell office:value-type="float" office:value="21.9256" calcext:value-type="float">
            <text:p>21.9256</text:p>
          </table:table-cell>
          <table:table-cell office:value-type="float" office:value="19.8705" calcext:value-type="float">
            <text:p>19.8705</text:p>
          </table:table-cell>
          <table:table-cell office:value-type="float" office:value="18.0804" calcext:value-type="float">
            <text:p>18.08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hydrogarnetSi</text:p>
          </table:table-cell>
          <table:table-cell office:value-type="string" calcext:value-type="string">
            <text:p>Ca3Al2(SiO4)8/10(OH)88/10 </text:p>
          </table:table-cell>
          <table:table-cell office:value-type="float" office:value="3.7" calcext:value-type="float">
            <text:p>3.7</text:p>
          </table:table-cell>
          <table:table-cell office:value-type="float" office:value="56.3744" calcext:value-type="float">
            <text:p>56.3744</text:p>
          </table:table-cell>
          <table:table-cell office:value-type="float" office:value="52.7416" calcext:value-type="float">
            <text:p>52.7416</text:p>
          </table:table-cell>
          <table:table-cell office:value-type="float" office:value="50.0138" calcext:value-type="float">
            <text:p>50.0138</text:p>
          </table:table-cell>
          <table:table-cell office:value-type="float" office:value="47.9712" calcext:value-type="float">
            <text:p>47.9712</text:p>
          </table:table-cell>
          <table:table-cell office:value-type="float" office:value="46.4565" calcext:value-type="float">
            <text:p>46.4565</text:p>
          </table:table-cell>
          <table:table-cell office:value-type="float" office:value="45.3542" calcext:value-type="float">
            <text:p>45.3542</text:p>
          </table:table-cell>
          <table:table-cell office:value-type="float" office:value="44.5781" calcext:value-type="float">
            <text:p>44.578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hydrotalciteC</text:p>
          </table:table-cell>
          <table:table-cell office:value-type="string" calcext:value-type="string">
            <text:p>Mg4Al2(OH)12CO3(H2O)3 </text:p>
          </table:table-cell>
          <table:table-cell office:value-type="float" office:value="3.7" calcext:value-type="float">
            <text:p>3.7</text:p>
          </table:table-cell>
          <table:table-cell office:value-type="float" office:value="78.1066" calcext:value-type="float">
            <text:p>78.1066</text:p>
          </table:table-cell>
          <table:table-cell office:value-type="float" office:value="74.0115" calcext:value-type="float">
            <text:p>74.0115</text:p>
          </table:table-cell>
          <table:table-cell office:value-type="float" office:value="70.9605" calcext:value-type="float">
            <text:p>70.9605</text:p>
          </table:table-cell>
          <table:table-cell office:value-type="float" office:value="68.6991" calcext:value-type="float">
            <text:p>68.6991</text:p>
          </table:table-cell>
          <table:table-cell office:value-type="float" office:value="67.0451" calcext:value-type="float">
            <text:p>67.0451</text:p>
          </table:table-cell>
          <table:table-cell office:value-type="float" office:value="65.8649" calcext:value-type="float">
            <text:p>65.8649</text:p>
          </table:table-cell>
          <table:table-cell office:value-type="float" office:value="65.0588" calcext:value-type="float">
            <text:p>65.05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syngenite</text:p>
          </table:table-cell>
          <table:table-cell office:value-type="string" calcext:value-type="string">
            <text:p>K2Ca(SO4)2H2O </text:p>
          </table:table-cell>
          <table:table-cell office:value-type="float" office:value="3.7" calcext:value-type="float">
            <text:p>3.7</text:p>
          </table:table-cell>
          <table:table-cell office:value-type="float" office:value="7.66209" calcext:value-type="float">
            <text:p>7.66209</text:p>
          </table:table-cell>
          <table:table-cell office:value-type="float" office:value="7.19741" calcext:value-type="float">
            <text:p>7.19741</text:p>
          </table:table-cell>
          <table:table-cell office:value-type="float" office:value="7.05698" calcext:value-type="float">
            <text:p>7.05698</text:p>
          </table:table-cell>
          <table:table-cell office:value-type="float" office:value="7.1528" calcext:value-type="float">
            <text:p>7.1528</text:p>
          </table:table-cell>
          <table:table-cell office:value-type="float" office:value="7.42288" calcext:value-type="float">
            <text:p>7.42288</text:p>
          </table:table-cell>
          <table:table-cell office:value-type="float" office:value="7.82262" calcext:value-type="float">
            <text:p>7.82262</text:p>
          </table:table-cell>
          <table:table-cell office:value-type="float" office:value="8.31937" calcext:value-type="float">
            <text:p>8.319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Al(OH)3am</text:p>
          </table:table-cell>
          <table:table-cell office:value-type="string" calcext:value-type="string">
            <text:p>Al(OH)3 </text:p>
          </table:table-cell>
          <table:table-cell office:value-type="float" office:value="3.7" calcext:value-type="float">
            <text:p>3.7</text:p>
          </table:table-cell>
          <table:table-cell office:value-type="float" office:value="25.672" calcext:value-type="float">
            <text:p>25.672</text:p>
          </table:table-cell>
          <table:table-cell office:value-type="float" office:value="22.6342" calcext:value-type="float">
            <text:p>22.6342</text:p>
          </table:table-cell>
          <table:table-cell office:value-type="float" office:value="20.0413" calcext:value-type="float">
            <text:p>20.0413</text:p>
          </table:table-cell>
          <table:table-cell office:value-type="float" office:value="17.7993" calcext:value-type="float">
            <text:p>17.7993</text:p>
          </table:table-cell>
          <table:table-cell office:value-type="float" office:value="15.8392" calcext:value-type="float">
            <text:p>15.8392</text:p>
          </table:table-cell>
          <table:table-cell office:value-type="float" office:value="14.1089" calcext:value-type="float">
            <text:p>14.1089</text:p>
          </table:table-cell>
          <table:table-cell office:value-type="float" office:value="12.5688" calcext:value-type="float">
            <text:p>12.56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Fe(OH)3mic</text:p>
          </table:table-cell>
          <table:table-cell office:value-type="string" calcext:value-type="string">
            <text:p>Fe(OH)3 </text:p>
          </table:table-cell>
          <table:table-cell office:value-type="float" office:value="3.7" calcext:value-type="float">
            <text:p>3.7</text:p>
          </table:table-cell>
          <table:table-cell office:value-type="float" office:value="5.52647" calcext:value-type="float">
            <text:p>5.52647</text:p>
          </table:table-cell>
          <table:table-cell office:value-type="float" office:value="4.59829" calcext:value-type="float">
            <text:p>4.59829</text:p>
          </table:table-cell>
          <table:table-cell office:value-type="float" office:value="3.81075" calcext:value-type="float">
            <text:p>3.81075</text:p>
          </table:table-cell>
          <table:table-cell office:value-type="float" office:value="3.13376" calcext:value-type="float">
            <text:p>3.13376</text:p>
          </table:table-cell>
          <table:table-cell office:value-type="float" office:value="2.54527" calcext:value-type="float">
            <text:p>2.54527</text:p>
          </table:table-cell>
          <table:table-cell office:value-type="float" office:value="2.02876" calcext:value-type="float">
            <text:p>2.02876</text:p>
          </table:table-cell>
          <table:table-cell office:value-type="float" office:value="1.57158" calcext:value-type="float">
            <text:p>1.571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CaCO3 <text:s text:c="2"/></text:p>
          </table:table-cell>
          <table:table-cell office:value-type="float" office:value="3.7" calcext:value-type="float">
            <text:p>3.7</text:p>
          </table:table-cell>
          <table:table-cell office:value-type="float" office:value="-2.2293" calcext:value-type="float">
            <text:p>-2.2293</text:p>
          </table:table-cell>
          <table:table-cell office:value-type="float" office:value="-1.84815" calcext:value-type="float">
            <text:p>-1.84815</text:p>
          </table:table-cell>
          <table:table-cell office:value-type="float" office:value="-1.4759" calcext:value-type="float">
            <text:p>-1.4759</text:p>
          </table:table-cell>
          <table:table-cell office:value-type="float" office:value="-1.11421" calcext:value-type="float">
            <text:p>-1.11421</text:p>
          </table:table-cell>
          <table:table-cell office:value-type="float" office:value="-0.763865" calcext:value-type="float">
            <text:p>-0.763865</text:p>
          </table:table-cell>
          <table:table-cell office:value-type="float" office:value="-0.425045" calcext:value-type="float">
            <text:p>-0.425045</text:p>
          </table:table-cell>
          <table:table-cell office:value-type="float" office:value="-0.0976338" calcext:value-type="float">
            <text:p>-0.09763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OH)2 </text:p>
          </table:table-cell>
          <table:table-cell office:value-type="float" office:value="3.7" calcext:value-type="float">
            <text:p>3.7</text:p>
          </table:table-cell>
          <table:table-cell office:value-type="float" office:value="-24.9023" calcext:value-type="float">
            <text:p>-24.9023</text:p>
          </table:table-cell>
          <table:table-cell office:value-type="float" office:value="-22.808" calcext:value-type="float">
            <text:p>-22.808</text:p>
          </table:table-cell>
          <table:table-cell office:value-type="float" office:value="-21.0487" calcext:value-type="float">
            <text:p>-21.0487</text:p>
          </table:table-cell>
          <table:table-cell office:value-type="float" office:value="-19.5514" calcext:value-type="float">
            <text:p>-19.5514</text:p>
          </table:table-cell>
          <table:table-cell office:value-type="float" office:value="-18.2629" calcext:value-type="float">
            <text:p>-18.2629</text:p>
          </table:table-cell>
          <table:table-cell office:value-type="float" office:value="-17.1432" calcext:value-type="float">
            <text:p>-17.1432</text:p>
          </table:table-cell>
          <table:table-cell office:value-type="float" office:value="-16.1622" calcext:value-type="float">
            <text:p>-16.16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Anhydrite</text:p>
          </table:table-cell>
          <table:table-cell office:value-type="string" calcext:value-type="string">
            <text:p>CaSO4 <text:s text:c="2"/></text:p>
          </table:table-cell>
          <table:table-cell office:value-type="float" office:value="3.7" calcext:value-type="float">
            <text:p>3.7</text:p>
          </table:table-cell>
          <table:table-cell office:value-type="float" office:value="4.14963" calcext:value-type="float">
            <text:p>4.14963</text:p>
          </table:table-cell>
          <table:table-cell office:value-type="float" office:value="4.35899" calcext:value-type="float">
            <text:p>4.35899</text:p>
          </table:table-cell>
          <table:table-cell office:value-type="float" office:value="4.67052" calcext:value-type="float">
            <text:p>4.67052</text:p>
          </table:table-cell>
          <table:table-cell office:value-type="float" office:value="5.05253" calcext:value-type="float">
            <text:p>5.05253</text:p>
          </table:table-cell>
          <table:table-cell office:value-type="float" office:value="5.48311" calcext:value-type="float">
            <text:p>5.48311</text:p>
          </table:table-cell>
          <table:table-cell office:value-type="float" office:value="5.94684" calcext:value-type="float">
            <text:p>5.94684</text:p>
          </table:table-cell>
          <table:table-cell office:value-type="float" office:value="6.43269" calcext:value-type="float">
            <text:p>6.432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Gypsum</text:p>
          </table:table-cell>
          <table:table-cell office:value-type="string" calcext:value-type="string">
            <text:p>CaSO4(H2O)2 <text:s/></text:p>
          </table:table-cell>
          <table:table-cell office:value-type="float" office:value="3.7" calcext:value-type="float">
            <text:p>3.7</text:p>
          </table:table-cell>
          <table:table-cell office:value-type="float" office:value="4.6311" calcext:value-type="float">
            <text:p>4.6311</text:p>
          </table:table-cell>
          <table:table-cell office:value-type="float" office:value="4.58123" calcext:value-type="float">
            <text:p>4.58123</text:p>
          </table:table-cell>
          <table:table-cell office:value-type="float" office:value="4.65186" calcext:value-type="float">
            <text:p>4.65186</text:p>
          </table:table-cell>
          <table:table-cell office:value-type="float" office:value="4.80893" calcext:value-type="float">
            <text:p>4.80893</text:p>
          </table:table-cell>
          <table:table-cell office:value-type="float" office:value="5.02857" calcext:value-type="float">
            <text:p>5.02857</text:p>
          </table:table-cell>
          <table:table-cell office:value-type="float" office:value="5.29374" calcext:value-type="float">
            <text:p>5.29374</text:p>
          </table:table-cell>
          <table:table-cell office:value-type="float" office:value="5.59204" calcext:value-type="float">
            <text:p>5.592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Hematite</text:p>
          </table:table-cell>
          <table:table-cell office:value-type="string" calcext:value-type="string">
            <text:p>Fe2O3 <text:s text:c="2"/></text:p>
          </table:table-cell>
          <table:table-cell office:value-type="float" office:value="3.7" calcext:value-type="float">
            <text:p>3.7</text:p>
          </table:table-cell>
          <table:table-cell office:value-type="float" office:value="-3.28696" calcext:value-type="float">
            <text:p>-3.28696</text:p>
          </table:table-cell>
          <table:table-cell office:value-type="float" office:value="-1.12253" calcext:value-type="float">
            <text:p>-1.12253</text:p>
          </table:table-cell>
          <table:table-cell office:value-type="float" office:value="0.717895" calcext:value-type="float">
            <text:p>0.717895</text:p>
          </table:table-cell>
          <table:table-cell office:value-type="float" office:value="2.30334" calcext:value-type="float">
            <text:p>2.30334</text:p>
          </table:table-cell>
          <table:table-cell office:value-type="float" office:value="3.68442" calcext:value-type="float">
            <text:p>3.68442</text:p>
          </table:table-cell>
          <table:table-cell office:value-type="float" office:value="4.89913" calcext:value-type="float">
            <text:p>4.89913</text:p>
          </table:table-cell>
          <table:table-cell office:value-type="float" office:value="5.97653" calcext:value-type="float">
            <text:p>5.976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Brucite</text:p>
          </table:table-cell>
          <table:table-cell office:value-type="string" calcext:value-type="string">
            <text:p>Mg(OH)2 </text:p>
          </table:table-cell>
          <table:table-cell office:value-type="float" office:value="3.7" calcext:value-type="float">
            <text:p>3.7</text:p>
          </table:table-cell>
          <table:table-cell office:value-type="float" office:value="-18.6818" calcext:value-type="float">
            <text:p>-18.6818</text:p>
          </table:table-cell>
          <table:table-cell office:value-type="float" office:value="-16.8368" calcext:value-type="float">
            <text:p>-16.8368</text:p>
          </table:table-cell>
          <table:table-cell office:value-type="float" office:value="-15.2948" calcext:value-type="float">
            <text:p>-15.2948</text:p>
          </table:table-cell>
          <table:table-cell office:value-type="float" office:value="-13.9893" calcext:value-type="float">
            <text:p>-13.9893</text:p>
          </table:table-cell>
          <table:table-cell office:value-type="float" office:value="-12.8718" calcext:value-type="float">
            <text:p>-12.8718</text:p>
          </table:table-cell>
          <table:table-cell office:value-type="float" office:value="-11.906" calcext:value-type="float">
            <text:p>-11.906</text:p>
          </table:table-cell>
          <table:table-cell office:value-type="float" office:value="-11.0644" calcext:value-type="float">
            <text:p>-11.06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Thaumasite</text:p>
          </table:table-cell>
          <table:table-cell office:value-type="string" calcext:value-type="string">
            <text:p>(CaSiO3)2(CaSO4)2(CaCO3)2(H2O)30 </text:p>
          </table:table-cell>
          <table:table-cell office:value-type="float" office:value="3.7" calcext:value-type="float">
            <text:p>3.7</text:p>
          </table:table-cell>
          <table:table-cell office:value-type="float" office:value="52.7781" calcext:value-type="float">
            <text:p>52.7781</text:p>
          </table:table-cell>
          <table:table-cell office:value-type="float" office:value="49.364" calcext:value-type="float">
            <text:p>49.364</text:p>
          </table:table-cell>
          <table:table-cell office:value-type="float" office:value="47.0721" calcext:value-type="float">
            <text:p>47.0721</text:p>
          </table:table-cell>
          <table:table-cell office:value-type="float" office:value="45.618" calcext:value-type="float">
            <text:p>45.618</text:p>
          </table:table-cell>
          <table:table-cell office:value-type="float" office:value="44.7991" calcext:value-type="float">
            <text:p>44.7991</text:p>
          </table:table-cell>
          <table:table-cell office:value-type="float" office:value="44.4681" calcext:value-type="float">
            <text:p>44.4681</text:p>
          </table:table-cell>
          <table:table-cell office:value-type="float" office:value="44.5157" calcext:value-type="float">
            <text:p>44.5157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 style:data-style-name="N2" text:time-value="11:15:20.1820123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7T12:33:24.564665282</dc:date>
    <meta:editing-duration>PT1H54M29S</meta:editing-duration>
    <meta:editing-cycles>5</meta:editing-cycles>
    <meta:generator>LibreOffice/5.1.6.2$Linux_X86_64 LibreOffice_project/10m0$Build-2</meta:generator>
    <meta:document-statistic meta:table-count="1" meta:cell-count="1464" meta:object-count="0"/>
  </office:meta>
</office:document-meta>
</file>